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0.48pt" svg:height="254.92pt" svg:x="137.28pt" svg:y="4.28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268092" calcext:value-type="float">
            <text:p>1268092</text:p>
          </table:table-cell>
        </table:table-row>
        <table:table-row table:style-name="ro1">
          <table:table-cell/>
          <table:table-cell office:value-type="float" office:value="1996707" calcext:value-type="float">
            <text:p>1996707</text:p>
          </table:table-cell>
        </table:table-row>
        <table:table-row table:style-name="ro1">
          <table:table-cell/>
          <table:table-cell office:value-type="float" office:value="2592622" calcext:value-type="float">
            <text:p>2592622</text:p>
          </table:table-cell>
        </table:table-row>
        <table:table-row table:style-name="ro1">
          <table:table-cell/>
          <table:table-cell office:value-type="float" office:value="2879095" calcext:value-type="float">
            <text:p>2879095</text:p>
          </table:table-cell>
        </table:table-row>
        <table:table-row table:style-name="ro1">
          <table:table-cell/>
          <table:table-cell office:value-type="float" office:value="2803414" calcext:value-type="float">
            <text:p>2803414</text:p>
          </table:table-cell>
        </table:table-row>
        <table:table-row table:style-name="ro1">
          <table:table-cell/>
          <table:table-cell office:value-type="float" office:value="2594511" calcext:value-type="float">
            <text:p>2594511</text:p>
          </table:table-cell>
        </table:table-row>
        <table:table-row table:style-name="ro1">
          <table:table-cell/>
          <table:table-cell office:value-type="float" office:value="2800935" calcext:value-type="float">
            <text:p>2800935</text:p>
          </table:table-cell>
        </table:table-row>
        <table:table-row table:style-name="ro1">
          <table:table-cell/>
          <table:table-cell office:value-type="float" office:value="2468879" calcext:value-type="float">
            <text:p>2468879</text:p>
          </table:table-cell>
        </table:table-row>
        <table:table-row table:style-name="ro1">
          <table:table-cell/>
          <table:table-cell office:value-type="float" office:value="2471684" calcext:value-type="float">
            <text:p>2471684</text:p>
          </table:table-cell>
        </table:table-row>
        <table:table-row table:style-name="ro1">
          <table:table-cell/>
          <table:table-cell office:value-type="float" office:value="2474832" calcext:value-type="float">
            <text:p>2474832</text:p>
          </table:table-cell>
        </table:table-row>
        <table:table-row table:style-name="ro1">
          <table:table-cell/>
          <table:table-cell office:value-type="float" office:value="2471003" calcext:value-type="float">
            <text:p>2471003</text:p>
          </table:table-cell>
        </table:table-row>
        <table:table-row table:style-name="ro1">
          <table:table-cell/>
          <table:table-cell office:value-type="float" office:value="2652828" calcext:value-type="float">
            <text:p>2652828</text:p>
          </table:table-cell>
        </table:table-row>
        <table:table-row table:style-name="ro1">
          <table:table-cell/>
          <table:table-cell office:value-type="float" office:value="2656720" calcext:value-type="float">
            <text:p>2656720</text:p>
          </table:table-cell>
        </table:table-row>
        <table:table-row table:style-name="ro1">
          <table:table-cell/>
          <table:table-cell office:value-type="float" office:value="2470588" calcext:value-type="float">
            <text:p>2470588</text:p>
          </table:table-cell>
        </table:table-row>
        <table:table-row table:style-name="ro1">
          <table:table-cell/>
          <table:table-cell office:value-type="float" office:value="2523900" calcext:value-type="float">
            <text:p>2523900</text:p>
          </table:table-cell>
        </table:table-row>
        <table:table-row table:style-name="ro1">
          <table:table-cell/>
          <table:table-cell office:value-type="float" office:value="2492889" calcext:value-type="float">
            <text:p>2492889</text:p>
          </table:table-cell>
        </table:table-row>
        <table:table-row table:style-name="ro1">
          <table:table-cell/>
          <table:table-cell office:value-type="float" office:value="2469374" calcext:value-type="float">
            <text:p>2469374</text:p>
          </table:table-cell>
        </table:table-row>
        <table:table-row table:style-name="ro1">
          <table:table-cell/>
          <table:table-cell office:value-type="float" office:value="2472679" calcext:value-type="float">
            <text:p>2472679</text:p>
          </table:table-cell>
        </table:table-row>
        <table:table-row table:style-name="ro1">
          <table:table-cell/>
          <table:table-cell office:value-type="float" office:value="2619367" calcext:value-type="float">
            <text:p>2619367</text:p>
          </table:table-cell>
        </table:table-row>
        <table:table-row table:style-name="ro1">
          <table:table-cell/>
          <table:table-cell office:value-type="float" office:value="2600593" calcext:value-type="float">
            <text:p>2600593</text:p>
          </table:table-cell>
        </table:table-row>
        <table:table-row table:style-name="ro1">
          <table:table-cell/>
          <table:table-cell office:value-type="float" office:value="2635489" calcext:value-type="float">
            <text:p>2635489</text:p>
          </table:table-cell>
        </table:table-row>
        <table:table-row table:style-name="ro1">
          <table:table-cell/>
          <table:table-cell office:value-type="float" office:value="2579807" calcext:value-type="float">
            <text:p>2579807</text:p>
          </table:table-cell>
        </table:table-row>
        <table:table-row table:style-name="ro1">
          <table:table-cell/>
          <table:table-cell office:value-type="float" office:value="2606885" calcext:value-type="float">
            <text:p>2606885</text:p>
          </table:table-cell>
        </table:table-row>
        <table:table-row table:style-name="ro1">
          <table:table-cell/>
          <table:table-cell office:value-type="float" office:value="2590903" calcext:value-type="float">
            <text:p>2590903</text:p>
          </table:table-cell>
        </table:table-row>
        <table:table-row table:style-name="ro1">
          <table:table-cell/>
          <table:table-cell office:value-type="float" office:value="2612011" calcext:value-type="float">
            <text:p>2612011</text:p>
          </table:table-cell>
        </table:table-row>
        <table:table-row table:style-name="ro1">
          <table:table-cell/>
          <table:table-cell office:value-type="float" office:value="2635097" calcext:value-type="float">
            <text:p>2635097</text:p>
          </table:table-cell>
        </table:table-row>
        <table:table-row table:style-name="ro1">
          <table:table-cell/>
          <table:table-cell office:value-type="float" office:value="2569562" calcext:value-type="float">
            <text:p>2569562</text:p>
          </table:table-cell>
        </table:table-row>
        <table:table-row table:style-name="ro1">
          <table:table-cell/>
          <table:table-cell office:value-type="float" office:value="2597358" calcext:value-type="float">
            <text:p>2597358</text:p>
          </table:table-cell>
        </table:table-row>
        <table:table-row table:style-name="ro1">
          <table:table-cell/>
          <table:table-cell office:value-type="float" office:value="2598030" calcext:value-type="float">
            <text:p>2598030</text:p>
          </table:table-cell>
        </table:table-row>
        <table:table-row table:style-name="ro1">
          <table:table-cell/>
          <table:table-cell office:value-type="float" office:value="2593208" calcext:value-type="float">
            <text:p>2593208</text:p>
          </table:table-cell>
        </table:table-row>
        <table:table-row table:style-name="ro1">
          <table:table-cell/>
          <table:table-cell office:value-type="float" office:value="2828390" calcext:value-type="float">
            <text:p>2828390</text:p>
          </table:table-cell>
        </table:table-row>
        <table:table-row table:style-name="ro1">
          <table:table-cell/>
          <table:table-cell office:value-type="float" office:value="2584162" calcext:value-type="float">
            <text:p>2584162</text:p>
          </table:table-cell>
        </table:table-row>
        <table:table-row table:style-name="ro1">
          <table:table-cell/>
          <table:table-cell office:value-type="float" office:value="2608227" calcext:value-type="float">
            <text:p>2608227</text:p>
          </table:table-cell>
        </table:table-row>
        <table:table-row table:style-name="ro1">
          <table:table-cell/>
          <table:table-cell office:value-type="float" office:value="2597482" calcext:value-type="float">
            <text:p>2597482</text:p>
          </table:table-cell>
        </table:table-row>
        <table:table-row table:style-name="ro1">
          <table:table-cell/>
          <table:table-cell office:value-type="float" office:value="2621722" calcext:value-type="float">
            <text:p>2621722</text:p>
          </table:table-cell>
        </table:table-row>
        <table:table-row table:style-name="ro1">
          <table:table-cell/>
          <table:table-cell office:value-type="float" office:value="2780113" calcext:value-type="float">
            <text:p>2780113</text:p>
          </table:table-cell>
        </table:table-row>
        <table:table-row table:style-name="ro1">
          <table:table-cell/>
          <table:table-cell office:value-type="float" office:value="2630288" calcext:value-type="float">
            <text:p>2630288</text:p>
          </table:table-cell>
        </table:table-row>
        <table:table-row table:style-name="ro1">
          <table:table-cell/>
          <table:table-cell office:value-type="float" office:value="2614746" calcext:value-type="float">
            <text:p>2614746</text:p>
          </table:table-cell>
        </table:table-row>
        <table:table-row table:style-name="ro1">
          <table:table-cell/>
          <table:table-cell office:value-type="float" office:value="2787835" calcext:value-type="float">
            <text:p>2787835</text:p>
          </table:table-cell>
        </table:table-row>
        <table:table-row table:style-name="ro1">
          <table:table-cell/>
          <table:table-cell office:value-type="float" office:value="2618171" calcext:value-type="float">
            <text:p>2618171</text:p>
          </table:table-cell>
        </table:table-row>
        <table:table-row table:style-name="ro1">
          <table:table-cell/>
          <table:table-cell office:value-type="float" office:value="2837200" calcext:value-type="float">
            <text:p>2837200</text:p>
          </table:table-cell>
        </table:table-row>
        <table:table-row table:style-name="ro1">
          <table:table-cell/>
          <table:table-cell office:value-type="float" office:value="2824155" calcext:value-type="float">
            <text:p>2824155</text:p>
          </table:table-cell>
        </table:table-row>
        <table:table-row table:style-name="ro1">
          <table:table-cell/>
          <table:table-cell office:value-type="float" office:value="2657835" calcext:value-type="float">
            <text:p>2657835</text:p>
          </table:table-cell>
        </table:table-row>
        <table:table-row table:style-name="ro1">
          <table:table-cell/>
          <table:table-cell office:value-type="float" office:value="2729179" calcext:value-type="float">
            <text:p>2729179</text:p>
          </table:table-cell>
        </table:table-row>
        <table:table-row table:style-name="ro1">
          <table:table-cell/>
          <table:table-cell office:value-type="float" office:value="2801642" calcext:value-type="float">
            <text:p>2801642</text:p>
          </table:table-cell>
        </table:table-row>
        <table:table-row table:style-name="ro1">
          <table:table-cell/>
          <table:table-cell office:value-type="float" office:value="2660851" calcext:value-type="float">
            <text:p>2660851</text:p>
          </table:table-cell>
        </table:table-row>
        <table:table-row table:style-name="ro1">
          <table:table-cell/>
          <table:table-cell office:value-type="float" office:value="2593628" calcext:value-type="float">
            <text:p>2593628</text:p>
          </table:table-cell>
        </table:table-row>
        <table:table-row table:style-name="ro1">
          <table:table-cell/>
          <table:table-cell office:value-type="float" office:value="2874566" calcext:value-type="float">
            <text:p>2874566</text:p>
          </table:table-cell>
        </table:table-row>
        <table:table-row table:style-name="ro1">
          <table:table-cell/>
          <table:table-cell office:value-type="float" office:value="2620776" calcext:value-type="float">
            <text:p>2620776</text:p>
          </table:table-cell>
        </table:table-row>
        <table:table-row table:style-name="ro1">
          <table:table-cell/>
          <table:table-cell office:value-type="float" office:value="2648497" calcext:value-type="float">
            <text:p>2648497</text:p>
          </table:table-cell>
        </table:table-row>
        <table:table-row table:style-name="ro1">
          <table:table-cell/>
          <table:table-cell office:value-type="float" office:value="2624338" calcext:value-type="float">
            <text:p>2624338</text:p>
          </table:table-cell>
        </table:table-row>
        <table:table-row table:style-name="ro1">
          <table:table-cell/>
          <table:table-cell office:value-type="float" office:value="2566908" calcext:value-type="float">
            <text:p>2566908</text:p>
          </table:table-cell>
        </table:table-row>
        <table:table-row table:style-name="ro1">
          <table:table-cell/>
          <table:table-cell office:value-type="float" office:value="2778396" calcext:value-type="float">
            <text:p>2778396</text:p>
          </table:table-cell>
        </table:table-row>
        <table:table-row table:style-name="ro1">
          <table:table-cell/>
          <table:table-cell office:value-type="float" office:value="2799297" calcext:value-type="float">
            <text:p>2799297</text:p>
          </table:table-cell>
        </table:table-row>
        <table:table-row table:style-name="ro1">
          <table:table-cell/>
          <table:table-cell office:value-type="float" office:value="2613247" calcext:value-type="float">
            <text:p>2613247</text:p>
          </table:table-cell>
        </table:table-row>
        <table:table-row table:style-name="ro1">
          <table:table-cell/>
          <table:table-cell office:value-type="float" office:value="2576152" calcext:value-type="float">
            <text:p>2576152</text:p>
          </table:table-cell>
        </table:table-row>
        <table:table-row table:style-name="ro1">
          <table:table-cell/>
          <table:table-cell office:value-type="float" office:value="2577043" calcext:value-type="float">
            <text:p>2577043</text:p>
          </table:table-cell>
        </table:table-row>
        <table:table-row table:style-name="ro1">
          <table:table-cell/>
          <table:table-cell office:value-type="float" office:value="2630804" calcext:value-type="float">
            <text:p>2630804</text:p>
          </table:table-cell>
        </table:table-row>
        <table:table-row table:style-name="ro1">
          <table:table-cell/>
          <table:table-cell office:value-type="float" office:value="2771295" calcext:value-type="float">
            <text:p>2771295</text:p>
          </table:table-cell>
        </table:table-row>
        <table:table-row table:style-name="ro1">
          <table:table-cell/>
          <table:table-cell office:value-type="float" office:value="2782501" calcext:value-type="float">
            <text:p>2782501</text:p>
          </table:table-cell>
        </table:table-row>
        <table:table-row table:style-name="ro1">
          <table:table-cell/>
          <table:table-cell office:value-type="float" office:value="2581624" calcext:value-type="float">
            <text:p>2581624</text:p>
          </table:table-cell>
        </table:table-row>
        <table:table-row table:style-name="ro1">
          <table:table-cell/>
          <table:table-cell office:value-type="float" office:value="2615133" calcext:value-type="float">
            <text:p>2615133</text:p>
          </table:table-cell>
        </table:table-row>
        <table:table-row table:style-name="ro1">
          <table:table-cell/>
          <table:table-cell office:value-type="float" office:value="2605452" calcext:value-type="float">
            <text:p>2605452</text:p>
          </table:table-cell>
        </table:table-row>
        <table:table-row table:style-name="ro1">
          <table:table-cell/>
          <table:table-cell office:value-type="float" office:value="2601416" calcext:value-type="float">
            <text:p>2601416</text:p>
          </table:table-cell>
        </table:table-row>
        <table:table-row table:style-name="ro1">
          <table:table-cell/>
          <table:table-cell office:value-type="float" office:value="2622162" calcext:value-type="float">
            <text:p>2622162</text:p>
          </table:table-cell>
        </table:table-row>
        <table:table-row table:style-name="ro1">
          <table:table-cell/>
          <table:table-cell office:value-type="float" office:value="2581898" calcext:value-type="float">
            <text:p>2581898</text:p>
          </table:table-cell>
        </table:table-row>
        <table:table-row table:style-name="ro1">
          <table:table-cell/>
          <table:table-cell office:value-type="float" office:value="2582347" calcext:value-type="float">
            <text:p>2582347</text:p>
          </table:table-cell>
        </table:table-row>
        <table:table-row table:style-name="ro1">
          <table:table-cell/>
          <table:table-cell office:value-type="float" office:value="2798744" calcext:value-type="float">
            <text:p>2798744</text:p>
          </table:table-cell>
        </table:table-row>
        <table:table-row table:style-name="ro1">
          <table:table-cell/>
          <table:table-cell office:value-type="float" office:value="2592023" calcext:value-type="float">
            <text:p>2592023</text:p>
          </table:table-cell>
        </table:table-row>
        <table:table-row table:style-name="ro1">
          <table:table-cell/>
          <table:table-cell office:value-type="float" office:value="2572047" calcext:value-type="float">
            <text:p>2572047</text:p>
          </table:table-cell>
        </table:table-row>
        <table:table-row table:style-name="ro1">
          <table:table-cell/>
          <table:table-cell office:value-type="float" office:value="2578065" calcext:value-type="float">
            <text:p>2578065</text:p>
          </table:table-cell>
        </table:table-row>
        <table:table-row table:style-name="ro1">
          <table:table-cell/>
          <table:table-cell office:value-type="float" office:value="2720122" calcext:value-type="float">
            <text:p>2720122</text:p>
          </table:table-cell>
        </table:table-row>
        <table:table-row table:style-name="ro1">
          <table:table-cell/>
          <table:table-cell office:value-type="float" office:value="2604022" calcext:value-type="float">
            <text:p>2604022</text:p>
          </table:table-cell>
        </table:table-row>
        <table:table-row table:style-name="ro1">
          <table:table-cell/>
          <table:table-cell office:value-type="float" office:value="2585447" calcext:value-type="float">
            <text:p>2585447</text:p>
          </table:table-cell>
        </table:table-row>
        <table:table-row table:style-name="ro1">
          <table:table-cell/>
          <table:table-cell office:value-type="float" office:value="2582310" calcext:value-type="float">
            <text:p>2582310</text:p>
          </table:table-cell>
        </table:table-row>
        <table:table-row table:style-name="ro1">
          <table:table-cell/>
          <table:table-cell office:value-type="float" office:value="2584698" calcext:value-type="float">
            <text:p>2584698</text:p>
          </table:table-cell>
        </table:table-row>
        <table:table-row table:style-name="ro1">
          <table:table-cell/>
          <table:table-cell office:value-type="float" office:value="2563770" calcext:value-type="float">
            <text:p>2563770</text:p>
          </table:table-cell>
        </table:table-row>
        <table:table-row table:style-name="ro1">
          <table:table-cell/>
          <table:table-cell office:value-type="float" office:value="2589704" calcext:value-type="float">
            <text:p>2589704</text:p>
          </table:table-cell>
        </table:table-row>
        <table:table-row table:style-name="ro1">
          <table:table-cell/>
          <table:table-cell office:value-type="float" office:value="2585653" calcext:value-type="float">
            <text:p>2585653</text:p>
          </table:table-cell>
        </table:table-row>
        <table:table-row table:style-name="ro1">
          <table:table-cell/>
          <table:table-cell office:value-type="float" office:value="2605527" calcext:value-type="float">
            <text:p>2605527</text:p>
          </table:table-cell>
        </table:table-row>
        <table:table-row table:style-name="ro1">
          <table:table-cell/>
          <table:table-cell office:value-type="float" office:value="2597312" calcext:value-type="float">
            <text:p>2597312</text:p>
          </table:table-cell>
        </table:table-row>
        <table:table-row table:style-name="ro1">
          <table:table-cell/>
          <table:table-cell office:value-type="float" office:value="2774686" calcext:value-type="float">
            <text:p>2774686</text:p>
          </table:table-cell>
        </table:table-row>
        <table:table-row table:style-name="ro1">
          <table:table-cell/>
          <table:table-cell office:value-type="float" office:value="2590602" calcext:value-type="float">
            <text:p>2590602</text:p>
          </table:table-cell>
        </table:table-row>
        <table:table-row table:style-name="ro1">
          <table:table-cell/>
          <table:table-cell office:value-type="float" office:value="2599642" calcext:value-type="float">
            <text:p>2599642</text:p>
          </table:table-cell>
        </table:table-row>
        <table:table-row table:style-name="ro1">
          <table:table-cell/>
          <table:table-cell office:value-type="float" office:value="2578833" calcext:value-type="float">
            <text:p>2578833</text:p>
          </table:table-cell>
        </table:table-row>
        <table:table-row table:style-name="ro1">
          <table:table-cell/>
          <table:table-cell office:value-type="float" office:value="2586795" calcext:value-type="float">
            <text:p>2586795</text:p>
          </table:table-cell>
        </table:table-row>
        <table:table-row table:style-name="ro1">
          <table:table-cell/>
          <table:table-cell office:value-type="float" office:value="2609924" calcext:value-type="float">
            <text:p>2609924</text:p>
          </table:table-cell>
        </table:table-row>
        <table:table-row table:style-name="ro1">
          <table:table-cell/>
          <table:table-cell office:value-type="float" office:value="2819266" calcext:value-type="float">
            <text:p>2819266</text:p>
          </table:table-cell>
        </table:table-row>
        <table:table-row table:style-name="ro1">
          <table:table-cell/>
          <table:table-cell office:value-type="float" office:value="2577560" calcext:value-type="float">
            <text:p>2577560</text:p>
          </table:table-cell>
        </table:table-row>
        <table:table-row table:style-name="ro1">
          <table:table-cell/>
          <table:table-cell office:value-type="float" office:value="2585165" calcext:value-type="float">
            <text:p>2585165</text:p>
          </table:table-cell>
        </table:table-row>
        <table:table-row table:style-name="ro1">
          <table:table-cell/>
          <table:table-cell office:value-type="float" office:value="2583903" calcext:value-type="float">
            <text:p>2583903</text:p>
          </table:table-cell>
        </table:table-row>
        <table:table-row table:style-name="ro1">
          <table:table-cell/>
          <table:table-cell office:value-type="float" office:value="2577951" calcext:value-type="float">
            <text:p>2577951</text:p>
          </table:table-cell>
        </table:table-row>
        <table:table-row table:style-name="ro1">
          <table:table-cell/>
          <table:table-cell office:value-type="float" office:value="2802185" calcext:value-type="float">
            <text:p>2802185</text:p>
          </table:table-cell>
        </table:table-row>
        <table:table-row table:style-name="ro1">
          <table:table-cell/>
          <table:table-cell office:value-type="float" office:value="2581318" calcext:value-type="float">
            <text:p>2581318</text:p>
          </table:table-cell>
        </table:table-row>
        <table:table-row table:style-name="ro1">
          <table:table-cell/>
          <table:table-cell office:value-type="float" office:value="2594820" calcext:value-type="float">
            <text:p>2594820</text:p>
          </table:table-cell>
        </table:table-row>
        <table:table-row table:style-name="ro1">
          <table:table-cell/>
          <table:table-cell office:value-type="float" office:value="2585548" calcext:value-type="float">
            <text:p>2585548</text:p>
          </table:table-cell>
        </table:table-row>
        <table:table-row table:style-name="ro1">
          <table:table-cell/>
          <table:table-cell office:value-type="float" office:value="2581598" calcext:value-type="float">
            <text:p>2581598</text:p>
          </table:table-cell>
        </table:table-row>
        <table:table-row table:style-name="ro1">
          <table:table-cell/>
          <table:table-cell office:value-type="float" office:value="2628625" calcext:value-type="float">
            <text:p>2628625</text:p>
          </table:table-cell>
        </table:table-row>
        <table:table-row table:style-name="ro1">
          <table:table-cell/>
          <table:table-cell office:value-type="float" office:value="2633303" calcext:value-type="float">
            <text:p>2633303</text:p>
          </table:table-cell>
        </table:table-row>
        <table:table-row table:style-name="ro1">
          <table:table-cell/>
          <table:table-cell office:value-type="float" office:value="2663943" calcext:value-type="float">
            <text:p>2663943</text:p>
          </table:table-cell>
        </table:table-row>
        <table:table-row table:style-name="ro1">
          <table:table-cell/>
          <table:table-cell office:value-type="float" office:value="2824714" calcext:value-type="float">
            <text:p>2824714</text:p>
          </table:table-cell>
        </table:table-row>
        <table:table-row table:style-name="ro1">
          <table:table-cell/>
          <table:table-cell office:value-type="float" office:value="3027410" calcext:value-type="float">
            <text:p>3027410</text:p>
          </table:table-cell>
        </table:table-row>
        <table:table-row table:style-name="ro1">
          <table:table-cell/>
          <table:table-cell office:value-type="float" office:value="3006987" calcext:value-type="float">
            <text:p>3006987</text:p>
          </table:table-cell>
        </table:table-row>
        <table:table-row table:style-name="ro1">
          <table:table-cell/>
          <table:table-cell office:value-type="float" office:value="2991318" calcext:value-type="float">
            <text:p>2991318</text:p>
          </table:table-cell>
        </table:table-row>
        <table:table-row table:style-name="ro1">
          <table:table-cell/>
          <table:table-cell office:value-type="float" office:value="3047032" calcext:value-type="float">
            <text:p>3047032</text:p>
          </table:table-cell>
        </table:table-row>
        <table:table-row table:style-name="ro1">
          <table:table-cell/>
          <table:table-cell office:value-type="float" office:value="2989716" calcext:value-type="float">
            <text:p>2989716</text:p>
          </table:table-cell>
        </table:table-row>
        <table:table-row table:style-name="ro1">
          <table:table-cell/>
          <table:table-cell office:value-type="float" office:value="2938285" calcext:value-type="float">
            <text:p>2938285</text:p>
          </table:table-cell>
        </table:table-row>
        <table:table-row table:style-name="ro1">
          <table:table-cell/>
          <table:table-cell office:value-type="float" office:value="3004986" calcext:value-type="float">
            <text:p>3004986</text:p>
          </table:table-cell>
        </table:table-row>
        <table:table-row table:style-name="ro1">
          <table:table-cell/>
          <table:table-cell office:value-type="float" office:value="3106116" calcext:value-type="float">
            <text:p>3106116</text:p>
          </table:table-cell>
        </table:table-row>
        <table:table-row table:style-name="ro1">
          <table:table-cell/>
          <table:table-cell office:value-type="float" office:value="2909711" calcext:value-type="float">
            <text:p>2909711</text:p>
          </table:table-cell>
        </table:table-row>
        <table:table-row table:style-name="ro1">
          <table:table-cell/>
          <table:table-cell office:value-type="float" office:value="2952307" calcext:value-type="float">
            <text:p>2952307</text:p>
          </table:table-cell>
        </table:table-row>
        <table:table-row table:style-name="ro1">
          <table:table-cell/>
          <table:table-cell office:value-type="float" office:value="2896265" calcext:value-type="float">
            <text:p>2896265</text:p>
          </table:table-cell>
        </table:table-row>
        <table:table-row table:style-name="ro1">
          <table:table-cell/>
          <table:table-cell office:value-type="float" office:value="3143166" calcext:value-type="float">
            <text:p>3143166</text:p>
          </table:table-cell>
        </table:table-row>
        <table:table-row table:style-name="ro1">
          <table:table-cell/>
          <table:table-cell office:value-type="float" office:value="3052528" calcext:value-type="float">
            <text:p>3052528</text:p>
          </table:table-cell>
        </table:table-row>
        <table:table-row table:style-name="ro1">
          <table:table-cell/>
          <table:table-cell office:value-type="float" office:value="3307789" calcext:value-type="float">
            <text:p>3307789</text:p>
          </table:table-cell>
        </table:table-row>
        <table:table-row table:style-name="ro1">
          <table:table-cell/>
          <table:table-cell office:value-type="float" office:value="3010298" calcext:value-type="float">
            <text:p>3010298</text:p>
          </table:table-cell>
        </table:table-row>
        <table:table-row table:style-name="ro1">
          <table:table-cell/>
          <table:table-cell office:value-type="float" office:value="3156560" calcext:value-type="float">
            <text:p>3156560</text:p>
          </table:table-cell>
        </table:table-row>
        <table:table-row table:style-name="ro1">
          <table:table-cell/>
          <table:table-cell office:value-type="float" office:value="3345296" calcext:value-type="float">
            <text:p>3345296</text:p>
          </table:table-cell>
        </table:table-row>
        <table:table-row table:style-name="ro1">
          <table:table-cell/>
          <table:table-cell office:value-type="float" office:value="3032775" calcext:value-type="float">
            <text:p>3032775</text:p>
          </table:table-cell>
        </table:table-row>
        <table:table-row table:style-name="ro1">
          <table:table-cell/>
          <table:table-cell office:value-type="float" office:value="3076009" calcext:value-type="float">
            <text:p>3076009</text:p>
          </table:table-cell>
        </table:table-row>
        <table:table-row table:style-name="ro1">
          <table:table-cell/>
          <table:table-cell office:value-type="float" office:value="3087680" calcext:value-type="float">
            <text:p>3087680</text:p>
          </table:table-cell>
        </table:table-row>
        <table:table-row table:style-name="ro1">
          <table:table-cell/>
          <table:table-cell office:value-type="float" office:value="3048235" calcext:value-type="float">
            <text:p>3048235</text:p>
          </table:table-cell>
        </table:table-row>
        <table:table-row table:style-name="ro1">
          <table:table-cell/>
          <table:table-cell office:value-type="float" office:value="2961868" calcext:value-type="float">
            <text:p>2961868</text:p>
          </table:table-cell>
        </table:table-row>
        <table:table-row table:style-name="ro1">
          <table:table-cell/>
          <table:table-cell office:value-type="float" office:value="3071119" calcext:value-type="float">
            <text:p>3071119</text:p>
          </table:table-cell>
        </table:table-row>
        <table:table-row table:style-name="ro1">
          <table:table-cell/>
          <table:table-cell office:value-type="float" office:value="3951282" calcext:value-type="float">
            <text:p>3951282</text:p>
          </table:table-cell>
        </table:table-row>
        <table:table-row table:style-name="ro1">
          <table:table-cell/>
          <table:table-cell office:value-type="float" office:value="3810415" calcext:value-type="float">
            <text:p>3810415</text:p>
          </table:table-cell>
        </table:table-row>
        <table:table-row table:style-name="ro1">
          <table:table-cell/>
          <table:table-cell office:value-type="float" office:value="3365909" calcext:value-type="float">
            <text:p>3365909</text:p>
          </table:table-cell>
        </table:table-row>
        <table:table-row table:style-name="ro1">
          <table:table-cell/>
          <table:table-cell office:value-type="float" office:value="3254464" calcext:value-type="float">
            <text:p>3254464</text:p>
          </table:table-cell>
        </table:table-row>
        <table:table-row table:style-name="ro1">
          <table:table-cell/>
          <table:table-cell office:value-type="float" office:value="3286056" calcext:value-type="float">
            <text:p>3286056</text:p>
          </table:table-cell>
        </table:table-row>
        <table:table-row table:style-name="ro1">
          <table:table-cell/>
          <table:table-cell office:value-type="float" office:value="3035371" calcext:value-type="float">
            <text:p>3035371</text:p>
          </table:table-cell>
        </table:table-row>
        <table:table-row table:style-name="ro1">
          <table:table-cell/>
          <table:table-cell office:value-type="float" office:value="2890547" calcext:value-type="float">
            <text:p>2890547</text:p>
          </table:table-cell>
        </table:table-row>
        <table:table-row table:style-name="ro1">
          <table:table-cell/>
          <table:table-cell office:value-type="float" office:value="3282796" calcext:value-type="float">
            <text:p>3282796</text:p>
          </table:table-cell>
        </table:table-row>
        <table:table-row table:style-name="ro1">
          <table:table-cell/>
          <table:table-cell office:value-type="float" office:value="2994279" calcext:value-type="float">
            <text:p>2994279</text:p>
          </table:table-cell>
        </table:table-row>
        <table:table-row table:style-name="ro1">
          <table:table-cell/>
          <table:table-cell office:value-type="float" office:value="2964056" calcext:value-type="float">
            <text:p>2964056</text:p>
          </table:table-cell>
        </table:table-row>
        <table:table-row table:style-name="ro1">
          <table:table-cell/>
          <table:table-cell office:value-type="float" office:value="3102428" calcext:value-type="float">
            <text:p>3102428</text:p>
          </table:table-cell>
        </table:table-row>
        <table:table-row table:style-name="ro1">
          <table:table-cell/>
          <table:table-cell office:value-type="float" office:value="2924017" calcext:value-type="float">
            <text:p>2924017</text:p>
          </table:table-cell>
        </table:table-row>
        <table:table-row table:style-name="ro1">
          <table:table-cell/>
          <table:table-cell office:value-type="float" office:value="3062852" calcext:value-type="float">
            <text:p>3062852</text:p>
          </table:table-cell>
        </table:table-row>
        <table:table-row table:style-name="ro1">
          <table:table-cell/>
          <table:table-cell office:value-type="float" office:value="3223743" calcext:value-type="float">
            <text:p>3223743</text:p>
          </table:table-cell>
        </table:table-row>
        <table:table-row table:style-name="ro1">
          <table:table-cell/>
          <table:table-cell office:value-type="float" office:value="2933494" calcext:value-type="float">
            <text:p>2933494</text:p>
          </table:table-cell>
        </table:table-row>
        <table:table-row table:style-name="ro1">
          <table:table-cell/>
          <table:table-cell office:value-type="float" office:value="2961004" calcext:value-type="float">
            <text:p>2961004</text:p>
          </table:table-cell>
        </table:table-row>
        <table:table-row table:style-name="ro1">
          <table:table-cell/>
          <table:table-cell office:value-type="float" office:value="3083619" calcext:value-type="float">
            <text:p>3083619</text:p>
          </table:table-cell>
        </table:table-row>
        <table:table-row table:style-name="ro1">
          <table:table-cell/>
          <table:table-cell office:value-type="float" office:value="4528736" calcext:value-type="float">
            <text:p>4528736</text:p>
          </table:table-cell>
        </table:table-row>
        <table:table-row table:style-name="ro1">
          <table:table-cell/>
          <table:table-cell office:value-type="float" office:value="3439339" calcext:value-type="float">
            <text:p>3439339</text:p>
          </table:table-cell>
        </table:table-row>
        <table:table-row table:style-name="ro1">
          <table:table-cell/>
          <table:table-cell office:value-type="float" office:value="3166344" calcext:value-type="float">
            <text:p>3166344</text:p>
          </table:table-cell>
        </table:table-row>
        <table:table-row table:style-name="ro1">
          <table:table-cell/>
          <table:table-cell office:value-type="float" office:value="3037808" calcext:value-type="float">
            <text:p>3037808</text:p>
          </table:table-cell>
        </table:table-row>
        <table:table-row table:style-name="ro1">
          <table:table-cell/>
          <table:table-cell office:value-type="float" office:value="3008929" calcext:value-type="float">
            <text:p>3008929</text:p>
          </table:table-cell>
        </table:table-row>
        <table:table-row table:style-name="ro1">
          <table:table-cell/>
          <table:table-cell office:value-type="float" office:value="3097565" calcext:value-type="float">
            <text:p>3097565</text:p>
          </table:table-cell>
        </table:table-row>
        <table:table-row table:style-name="ro1">
          <table:table-cell/>
          <table:table-cell office:value-type="float" office:value="2898570" calcext:value-type="float">
            <text:p>2898570</text:p>
          </table:table-cell>
        </table:table-row>
        <table:table-row table:style-name="ro1">
          <table:table-cell/>
          <table:table-cell office:value-type="float" office:value="3095496" calcext:value-type="float">
            <text:p>3095496</text:p>
          </table:table-cell>
        </table:table-row>
        <table:table-row table:style-name="ro1">
          <table:table-cell/>
          <table:table-cell office:value-type="float" office:value="4648022" calcext:value-type="float">
            <text:p>4648022</text:p>
          </table:table-cell>
        </table:table-row>
        <table:table-row table:style-name="ro1">
          <table:table-cell/>
          <table:table-cell office:value-type="float" office:value="3472175" calcext:value-type="float">
            <text:p>3472175</text:p>
          </table:table-cell>
        </table:table-row>
        <table:table-row table:style-name="ro1">
          <table:table-cell/>
          <table:table-cell office:value-type="float" office:value="3320226" calcext:value-type="float">
            <text:p>3320226</text:p>
          </table:table-cell>
        </table:table-row>
        <table:table-row table:style-name="ro1">
          <table:table-cell/>
          <table:table-cell office:value-type="float" office:value="2983849" calcext:value-type="float">
            <text:p>2983849</text:p>
          </table:table-cell>
        </table:table-row>
        <table:table-row table:style-name="ro1">
          <table:table-cell/>
          <table:table-cell office:value-type="float" office:value="2912104" calcext:value-type="float">
            <text:p>2912104</text:p>
          </table:table-cell>
        </table:table-row>
        <table:table-row table:style-name="ro1">
          <table:table-cell/>
          <table:table-cell office:value-type="float" office:value="2920318" calcext:value-type="float">
            <text:p>2920318</text:p>
          </table:table-cell>
        </table:table-row>
        <table:table-row table:style-name="ro1">
          <table:table-cell/>
          <table:table-cell office:value-type="float" office:value="2918689" calcext:value-type="float">
            <text:p>2918689</text:p>
          </table:table-cell>
        </table:table-row>
        <table:table-row table:style-name="ro1">
          <table:table-cell/>
          <table:table-cell office:value-type="float" office:value="3048451" calcext:value-type="float">
            <text:p>3048451</text:p>
          </table:table-cell>
        </table:table-row>
        <table:table-row table:style-name="ro1">
          <table:table-cell/>
          <table:table-cell office:value-type="float" office:value="3897340" calcext:value-type="float">
            <text:p>3897340</text:p>
          </table:table-cell>
        </table:table-row>
        <table:table-row table:style-name="ro1">
          <table:table-cell/>
          <table:table-cell office:value-type="float" office:value="3825864" calcext:value-type="float">
            <text:p>3825864</text:p>
          </table:table-cell>
        </table:table-row>
        <table:table-row table:style-name="ro1">
          <table:table-cell/>
          <table:table-cell office:value-type="float" office:value="3221448" calcext:value-type="float">
            <text:p>3221448</text:p>
          </table:table-cell>
        </table:table-row>
        <table:table-row table:style-name="ro1">
          <table:table-cell/>
          <table:table-cell office:value-type="float" office:value="3039085" calcext:value-type="float">
            <text:p>3039085</text:p>
          </table:table-cell>
        </table:table-row>
        <table:table-row table:style-name="ro1">
          <table:table-cell/>
          <table:table-cell office:value-type="float" office:value="3077303" calcext:value-type="float">
            <text:p>3077303</text:p>
          </table:table-cell>
        </table:table-row>
        <table:table-row table:style-name="ro1">
          <table:table-cell/>
          <table:table-cell office:value-type="float" office:value="3129196" calcext:value-type="float">
            <text:p>3129196</text:p>
          </table:table-cell>
        </table:table-row>
        <table:table-row table:style-name="ro1">
          <table:table-cell/>
          <table:table-cell office:value-type="float" office:value="3142519" calcext:value-type="float">
            <text:p>3142519</text:p>
          </table:table-cell>
        </table:table-row>
        <table:table-row table:style-name="ro1">
          <table:table-cell/>
          <table:table-cell office:value-type="float" office:value="4396326" calcext:value-type="float">
            <text:p>4396326</text:p>
          </table:table-cell>
        </table:table-row>
        <table:table-row table:style-name="ro1">
          <table:table-cell/>
          <table:table-cell office:value-type="float" office:value="3505612" calcext:value-type="float">
            <text:p>3505612</text:p>
          </table:table-cell>
        </table:table-row>
        <table:table-row table:style-name="ro1">
          <table:table-cell/>
          <table:table-cell office:value-type="float" office:value="3174146" calcext:value-type="float">
            <text:p>3174146</text:p>
          </table:table-cell>
        </table:table-row>
        <table:table-row table:style-name="ro1">
          <table:table-cell/>
          <table:table-cell office:value-type="float" office:value="2982948" calcext:value-type="float">
            <text:p>2982948</text:p>
          </table:table-cell>
        </table:table-row>
        <table:table-row table:style-name="ro1">
          <table:table-cell/>
          <table:table-cell office:value-type="float" office:value="2895735" calcext:value-type="float">
            <text:p>2895735</text:p>
          </table:table-cell>
        </table:table-row>
        <table:table-row table:style-name="ro1">
          <table:table-cell/>
          <table:table-cell office:value-type="float" office:value="2919182" calcext:value-type="float">
            <text:p>2919182</text:p>
          </table:table-cell>
        </table:table-row>
        <table:table-row table:style-name="ro1">
          <table:table-cell/>
          <table:table-cell office:value-type="float" office:value="2886994" calcext:value-type="float">
            <text:p>2886994</text:p>
          </table:table-cell>
        </table:table-row>
        <table:table-row table:style-name="ro1">
          <table:table-cell/>
          <table:table-cell office:value-type="float" office:value="3064621" calcext:value-type="float">
            <text:p>3064621</text:p>
          </table:table-cell>
        </table:table-row>
        <table:table-row table:style-name="ro1">
          <table:table-cell/>
          <table:table-cell office:value-type="float" office:value="3017102" calcext:value-type="float">
            <text:p>3017102</text:p>
          </table:table-cell>
        </table:table-row>
        <table:table-row table:style-name="ro1">
          <table:table-cell/>
          <table:table-cell office:value-type="float" office:value="2911570" calcext:value-type="float">
            <text:p>2911570</text:p>
          </table:table-cell>
        </table:table-row>
        <table:table-row table:style-name="ro1">
          <table:table-cell/>
          <table:table-cell office:value-type="float" office:value="3072663" calcext:value-type="float">
            <text:p>3072663</text:p>
          </table:table-cell>
        </table:table-row>
        <table:table-row table:style-name="ro1">
          <table:table-cell/>
          <table:table-cell office:value-type="float" office:value="3072615" calcext:value-type="float">
            <text:p>3072615</text:p>
          </table:table-cell>
        </table:table-row>
        <table:table-row table:style-name="ro1">
          <table:table-cell/>
          <table:table-cell office:value-type="float" office:value="3269795" calcext:value-type="float">
            <text:p>3269795</text:p>
          </table:table-cell>
        </table:table-row>
        <table:table-row table:style-name="ro1">
          <table:table-cell/>
          <table:table-cell office:value-type="float" office:value="3793472" calcext:value-type="float">
            <text:p>3793472</text:p>
          </table:table-cell>
        </table:table-row>
        <table:table-row table:style-name="ro1">
          <table:table-cell/>
          <table:table-cell office:value-type="float" office:value="3902338" calcext:value-type="float">
            <text:p>3902338</text:p>
          </table:table-cell>
        </table:table-row>
        <table:table-row table:style-name="ro1">
          <table:table-cell/>
          <table:table-cell office:value-type="float" office:value="3217963" calcext:value-type="float">
            <text:p>3217963</text:p>
          </table:table-cell>
        </table:table-row>
        <table:table-row table:style-name="ro1">
          <table:table-cell/>
          <table:table-cell office:value-type="float" office:value="3026674" calcext:value-type="float">
            <text:p>3026674</text:p>
          </table:table-cell>
        </table:table-row>
        <table:table-row table:style-name="ro1">
          <table:table-cell/>
          <table:table-cell office:value-type="float" office:value="2898246" calcext:value-type="float">
            <text:p>2898246</text:p>
          </table:table-cell>
        </table:table-row>
        <table:table-row table:style-name="ro1">
          <table:table-cell/>
          <table:table-cell office:value-type="float" office:value="3131254" calcext:value-type="float">
            <text:p>3131254</text:p>
          </table:table-cell>
        </table:table-row>
        <table:table-row table:style-name="ro1">
          <table:table-cell/>
          <table:table-cell office:value-type="float" office:value="2981699" calcext:value-type="float">
            <text:p>2981699</text:p>
          </table:table-cell>
        </table:table-row>
        <table:table-row table:style-name="ro1">
          <table:table-cell/>
          <table:table-cell office:value-type="float" office:value="3135231" calcext:value-type="float">
            <text:p>3135231</text:p>
          </table:table-cell>
        </table:table-row>
        <table:table-row table:style-name="ro1">
          <table:table-cell/>
          <table:table-cell office:value-type="float" office:value="3302834" calcext:value-type="float">
            <text:p>3302834</text:p>
          </table:table-cell>
        </table:table-row>
        <table:table-row table:style-name="ro1">
          <table:table-cell/>
          <table:table-cell office:value-type="float" office:value="3000376" calcext:value-type="float">
            <text:p>3000376</text:p>
          </table:table-cell>
        </table:table-row>
        <table:table-row table:style-name="ro1">
          <table:table-cell/>
          <table:table-cell office:value-type="float" office:value="3044821" calcext:value-type="float">
            <text:p>3044821</text:p>
          </table:table-cell>
        </table:table-row>
        <table:table-row table:style-name="ro1">
          <table:table-cell/>
          <table:table-cell office:value-type="float" office:value="2938190" calcext:value-type="float">
            <text:p>2938190</text:p>
          </table:table-cell>
        </table:table-row>
        <table:table-row table:style-name="ro1">
          <table:table-cell/>
          <table:table-cell office:value-type="float" office:value="3100601" calcext:value-type="float">
            <text:p>3100601</text:p>
          </table:table-cell>
        </table:table-row>
        <table:table-row table:style-name="ro1">
          <table:table-cell/>
          <table:table-cell office:value-type="float" office:value="2913170" calcext:value-type="float">
            <text:p>2913170</text:p>
          </table:table-cell>
        </table:table-row>
        <table:table-row table:style-name="ro1">
          <table:table-cell/>
          <table:table-cell office:value-type="float" office:value="3032022" calcext:value-type="float">
            <text:p>3032022</text:p>
          </table:table-cell>
        </table:table-row>
        <table:table-row table:style-name="ro1">
          <table:table-cell/>
          <table:table-cell office:value-type="float" office:value="2982915" calcext:value-type="float">
            <text:p>2982915</text:p>
          </table:table-cell>
        </table:table-row>
        <table:table-row table:style-name="ro1">
          <table:table-cell/>
          <table:table-cell office:value-type="float" office:value="2896738" calcext:value-type="float">
            <text:p>2896738</text:p>
          </table:table-cell>
        </table:table-row>
        <table:table-row table:style-name="ro1">
          <table:table-cell/>
          <table:table-cell office:value-type="float" office:value="3086180" calcext:value-type="float">
            <text:p>3086180</text:p>
          </table:table-cell>
        </table:table-row>
        <table:table-row table:style-name="ro1">
          <table:table-cell/>
          <table:table-cell office:value-type="float" office:value="4551805" calcext:value-type="float">
            <text:p>4551805</text:p>
          </table:table-cell>
        </table:table-row>
        <table:table-row table:style-name="ro1">
          <table:table-cell/>
          <table:table-cell office:value-type="float" office:value="3392768" calcext:value-type="float">
            <text:p>3392768</text:p>
          </table:table-cell>
        </table:table-row>
        <table:table-row table:style-name="ro1">
          <table:table-cell/>
          <table:table-cell office:value-type="float" office:value="3298690" calcext:value-type="float">
            <text:p>3298690</text:p>
          </table:table-cell>
        </table:table-row>
        <table:table-row table:style-name="ro1">
          <table:table-cell/>
          <table:table-cell office:value-type="float" office:value="3212932" calcext:value-type="float">
            <text:p>3212932</text:p>
          </table:table-cell>
        </table:table-row>
        <table:table-row table:style-name="ro1">
          <table:table-cell/>
          <table:table-cell office:value-type="float" office:value="3259264" calcext:value-type="float">
            <text:p>3259264</text:p>
          </table:table-cell>
        </table:table-row>
        <table:table-row table:style-name="ro1">
          <table:table-cell/>
          <table:table-cell office:value-type="float" office:value="3034682" calcext:value-type="float">
            <text:p>3034682</text:p>
          </table:table-cell>
        </table:table-row>
        <table:table-row table:style-name="ro1">
          <table:table-cell/>
          <table:table-cell office:value-type="float" office:value="2965804" calcext:value-type="float">
            <text:p>2965804</text:p>
          </table:table-cell>
        </table:table-row>
        <table:table-row table:style-name="ro1">
          <table:table-cell/>
          <table:table-cell office:value-type="float" office:value="3111753" calcext:value-type="float">
            <text:p>3111753</text:p>
          </table:table-cell>
        </table:table-row>
        <table:table-row table:style-name="ro1">
          <table:table-cell/>
          <table:table-cell office:value-type="float" office:value="4584248" calcext:value-type="float">
            <text:p>4584248</text:p>
          </table:table-cell>
        </table:table-row>
        <table:table-row table:style-name="ro1">
          <table:table-cell/>
          <table:table-cell office:value-type="float" office:value="3410960" calcext:value-type="float">
            <text:p>3410960</text:p>
          </table:table-cell>
        </table:table-row>
        <table:table-row table:style-name="ro1">
          <table:table-cell/>
          <table:table-cell office:value-type="float" office:value="3240985" calcext:value-type="float">
            <text:p>3240985</text:p>
          </table:table-cell>
        </table:table-row>
        <table:table-row table:style-name="ro1">
          <table:table-cell/>
          <table:table-cell office:value-type="float" office:value="2952594" calcext:value-type="float">
            <text:p>2952594</text:p>
          </table:table-cell>
        </table:table-row>
        <table:table-row table:style-name="ro1">
          <table:table-cell/>
          <table:table-cell office:value-type="float" office:value="3027546" calcext:value-type="float">
            <text:p>3027546</text:p>
          </table:table-cell>
        </table:table-row>
        <table:table-row table:style-name="ro1">
          <table:table-cell/>
          <table:table-cell office:value-type="float" office:value="3097841" calcext:value-type="float">
            <text:p>3097841</text:p>
          </table:table-cell>
        </table:table-row>
        <table:table-row table:style-name="ro1">
          <table:table-cell/>
          <table:table-cell office:value-type="float" office:value="2901496" calcext:value-type="float">
            <text:p>2901496</text:p>
          </table:table-cell>
        </table:table-row>
        <table:table-row table:style-name="ro1">
          <table:table-cell/>
          <table:table-cell office:value-type="float" office:value="2917240" calcext:value-type="float">
            <text:p>2917240</text:p>
          </table:table-cell>
        </table:table-row>
        <table:table-row table:style-name="ro1">
          <table:table-cell/>
          <table:table-cell office:value-type="float" office:value="3342488" calcext:value-type="float">
            <text:p>3342488</text:p>
          </table:table-cell>
        </table:table-row>
        <table:table-row table:style-name="ro1">
          <table:table-cell/>
          <table:table-cell office:value-type="float" office:value="4008457" calcext:value-type="float">
            <text:p>4008457</text:p>
          </table:table-cell>
        </table:table-row>
        <table:table-row table:style-name="ro1">
          <table:table-cell/>
          <table:table-cell office:value-type="float" office:value="3780559" calcext:value-type="float">
            <text:p>3780559</text:p>
          </table:table-cell>
        </table:table-row>
        <table:table-row table:style-name="ro1">
          <table:table-cell/>
          <table:table-cell office:value-type="float" office:value="3265804" calcext:value-type="float">
            <text:p>3265804</text:p>
          </table:table-cell>
        </table:table-row>
        <table:table-row table:style-name="ro1">
          <table:table-cell/>
          <table:table-cell office:value-type="float" office:value="3023262" calcext:value-type="float">
            <text:p>3023262</text:p>
          </table:table-cell>
        </table:table-row>
        <table:table-row table:style-name="ro1">
          <table:table-cell/>
          <table:table-cell office:value-type="float" office:value="3099829" calcext:value-type="float">
            <text:p>3099829</text:p>
          </table:table-cell>
        </table:table-row>
        <table:table-row table:style-name="ro1">
          <table:table-cell/>
          <table:table-cell office:value-type="float" office:value="2990351" calcext:value-type="float">
            <text:p>2990351</text:p>
          </table:table-cell>
        </table:table-row>
        <table:table-row table:style-name="ro1">
          <table:table-cell/>
          <table:table-cell office:value-type="float" office:value="3342220" calcext:value-type="float">
            <text:p>3342220</text:p>
          </table:table-cell>
        </table:table-row>
        <table:table-row table:style-name="ro1">
          <table:table-cell/>
          <table:table-cell office:value-type="float" office:value="2983478" calcext:value-type="float">
            <text:p>2983478</text:p>
          </table:table-cell>
        </table:table-row>
        <table:table-row table:style-name="ro1">
          <table:table-cell/>
          <table:table-cell office:value-type="float" office:value="3031981" calcext:value-type="float">
            <text:p>3031981</text:p>
          </table:table-cell>
        </table:table-row>
        <table:table-row table:style-name="ro1">
          <table:table-cell/>
          <table:table-cell office:value-type="float" office:value="3067037" calcext:value-type="float">
            <text:p>3067037</text:p>
          </table:table-cell>
        </table:table-row>
        <table:table-row table:style-name="ro1">
          <table:table-cell/>
          <table:table-cell office:value-type="float" office:value="3134789" calcext:value-type="float">
            <text:p>3134789</text:p>
          </table:table-cell>
        </table:table-row>
        <table:table-row table:style-name="ro1">
          <table:table-cell/>
          <table:table-cell office:value-type="float" office:value="2952221" calcext:value-type="float">
            <text:p>2952221</text:p>
          </table:table-cell>
        </table:table-row>
        <table:table-row table:style-name="ro1">
          <table:table-cell/>
          <table:table-cell office:value-type="float" office:value="3035068" calcext:value-type="float">
            <text:p>3035068</text:p>
          </table:table-cell>
        </table:table-row>
        <table:table-row table:style-name="ro1">
          <table:table-cell/>
          <table:table-cell office:value-type="float" office:value="3882628" calcext:value-type="float">
            <text:p>3882628</text:p>
          </table:table-cell>
        </table:table-row>
        <table:table-row table:style-name="ro1">
          <table:table-cell/>
          <table:table-cell office:value-type="float" office:value="3900609" calcext:value-type="float">
            <text:p>3900609</text:p>
          </table:table-cell>
        </table:table-row>
        <table:table-row table:style-name="ro1">
          <table:table-cell/>
          <table:table-cell office:value-type="float" office:value="3251192" calcext:value-type="float">
            <text:p>3251192</text:p>
          </table:table-cell>
        </table:table-row>
        <table:table-row table:style-name="ro1">
          <table:table-cell/>
          <table:table-cell office:value-type="float" office:value="3052283" calcext:value-type="float">
            <text:p>3052283</text:p>
          </table:table-cell>
        </table:table-row>
        <table:table-row table:style-name="ro1">
          <table:table-cell/>
          <table:table-cell office:value-type="float" office:value="2936563" calcext:value-type="float">
            <text:p>2936563</text:p>
          </table:table-cell>
        </table:table-row>
        <table:table-row table:style-name="ro1">
          <table:table-cell/>
          <table:table-cell office:value-type="float" office:value="2910347" calcext:value-type="float">
            <text:p>2910347</text:p>
          </table:table-cell>
        </table:table-row>
        <table:table-row table:style-name="ro1">
          <table:table-cell/>
          <table:table-cell office:value-type="float" office:value="3089804" calcext:value-type="float">
            <text:p>3089804</text:p>
          </table:table-cell>
        </table:table-row>
        <table:table-row table:style-name="ro1">
          <table:table-cell/>
          <table:table-cell office:value-type="float" office:value="4186458" calcext:value-type="float">
            <text:p>4186458</text:p>
          </table:table-cell>
        </table:table-row>
        <table:table-row table:style-name="ro1">
          <table:table-cell/>
          <table:table-cell office:value-type="float" office:value="3794049" calcext:value-type="float">
            <text:p>3794049</text:p>
          </table:table-cell>
        </table:table-row>
        <table:table-row table:style-name="ro1">
          <table:table-cell/>
          <table:table-cell office:value-type="float" office:value="3526200" calcext:value-type="float">
            <text:p>3526200</text:p>
          </table:table-cell>
        </table:table-row>
        <table:table-row table:style-name="ro1">
          <table:table-cell/>
          <table:table-cell office:value-type="float" office:value="3317190" calcext:value-type="float">
            <text:p>3317190</text:p>
          </table:table-cell>
        </table:table-row>
        <table:table-row table:style-name="ro1">
          <table:table-cell/>
          <table:table-cell office:value-type="float" office:value="3336733" calcext:value-type="float">
            <text:p>3336733</text:p>
          </table:table-cell>
        </table:table-row>
        <table:table-row table:style-name="ro1">
          <table:table-cell/>
          <table:table-cell office:value-type="float" office:value="3315396" calcext:value-type="float">
            <text:p>3315396</text:p>
          </table:table-cell>
        </table:table-row>
        <table:table-row table:style-name="ro1">
          <table:table-cell/>
          <table:table-cell office:value-type="float" office:value="2940467" calcext:value-type="float">
            <text:p>2940467</text:p>
          </table:table-cell>
        </table:table-row>
        <table:table-row table:style-name="ro1">
          <table:table-cell/>
          <table:table-cell office:value-type="float" office:value="2938604" calcext:value-type="float">
            <text:p>2938604</text:p>
          </table:table-cell>
        </table:table-row>
        <table:table-row table:style-name="ro1">
          <table:table-cell/>
          <table:table-cell office:value-type="float" office:value="3113962" calcext:value-type="float">
            <text:p>3113962</text:p>
          </table:table-cell>
        </table:table-row>
        <table:table-row table:style-name="ro1">
          <table:table-cell/>
          <table:table-cell office:value-type="float" office:value="3221890" calcext:value-type="float">
            <text:p>3221890</text:p>
          </table:table-cell>
        </table:table-row>
        <table:table-row table:style-name="ro1">
          <table:table-cell/>
          <table:table-cell office:value-type="float" office:value="3004468" calcext:value-type="float">
            <text:p>3004468</text:p>
          </table:table-cell>
        </table:table-row>
        <table:table-row table:style-name="ro1">
          <table:table-cell/>
          <table:table-cell office:value-type="float" office:value="3103159" calcext:value-type="float">
            <text:p>3103159</text:p>
          </table:table-cell>
        </table:table-row>
        <table:table-row table:style-name="ro1">
          <table:table-cell/>
          <table:table-cell office:value-type="float" office:value="3182983" calcext:value-type="float">
            <text:p>3182983</text:p>
          </table:table-cell>
        </table:table-row>
        <table:table-row table:style-name="ro1">
          <table:table-cell/>
          <table:table-cell office:value-type="float" office:value="3091463" calcext:value-type="float">
            <text:p>3091463</text:p>
          </table:table-cell>
        </table:table-row>
        <table:table-row table:style-name="ro1">
          <table:table-cell/>
          <table:table-cell office:value-type="float" office:value="3009356" calcext:value-type="float">
            <text:p>3009356</text:p>
          </table:table-cell>
        </table:table-row>
        <table:table-row table:style-name="ro1">
          <table:table-cell/>
          <table:table-cell office:value-type="float" office:value="3031484" calcext:value-type="float">
            <text:p>3031484</text:p>
          </table:table-cell>
        </table:table-row>
        <table:table-row table:style-name="ro1">
          <table:table-cell/>
          <table:table-cell office:value-type="float" office:value="3057975" calcext:value-type="float">
            <text:p>3057975</text:p>
          </table:table-cell>
        </table:table-row>
        <table:table-row table:style-name="ro1">
          <table:table-cell/>
          <table:table-cell office:value-type="float" office:value="2948557" calcext:value-type="float">
            <text:p>2948557</text:p>
          </table:table-cell>
        </table:table-row>
        <table:table-row table:style-name="ro1">
          <table:table-cell/>
          <table:table-cell office:value-type="float" office:value="3125808" calcext:value-type="float">
            <text:p>3125808</text:p>
          </table:table-cell>
        </table:table-row>
        <table:table-row table:style-name="ro1">
          <table:table-cell/>
          <table:table-cell office:value-type="float" office:value="4168553" calcext:value-type="float">
            <text:p>4168553</text:p>
          </table:table-cell>
        </table:table-row>
        <table:table-row table:style-name="ro1">
          <table:table-cell/>
          <table:table-cell office:value-type="float" office:value="3711021" calcext:value-type="float">
            <text:p>3711021</text:p>
          </table:table-cell>
        </table:table-row>
        <table:table-row table:style-name="ro1">
          <table:table-cell/>
          <table:table-cell office:value-type="float" office:value="3170268" calcext:value-type="float">
            <text:p>3170268</text:p>
          </table:table-cell>
        </table:table-row>
        <table:table-row table:style-name="ro1">
          <table:table-cell/>
          <table:table-cell office:value-type="float" office:value="3015134" calcext:value-type="float">
            <text:p>3015134</text:p>
          </table:table-cell>
        </table:table-row>
        <table:table-row table:style-name="ro1">
          <table:table-cell/>
          <table:table-cell office:value-type="float" office:value="3007690" calcext:value-type="float">
            <text:p>3007690</text:p>
          </table:table-cell>
        </table:table-row>
        <table:table-row table:style-name="ro1">
          <table:table-cell/>
          <table:table-cell office:value-type="float" office:value="3112744" calcext:value-type="float">
            <text:p>3112744</text:p>
          </table:table-cell>
        </table:table-row>
        <table:table-row table:style-name="ro1">
          <table:table-cell/>
          <table:table-cell office:value-type="float" office:value="2902201" calcext:value-type="float">
            <text:p>2902201</text:p>
          </table:table-cell>
        </table:table-row>
        <table:table-row table:style-name="ro1">
          <table:table-cell/>
          <table:table-cell office:value-type="float" office:value="3121439" calcext:value-type="float">
            <text:p>3121439</text:p>
          </table:table-cell>
        </table:table-row>
        <table:table-row table:style-name="ro1">
          <table:table-cell/>
          <table:table-cell office:value-type="float" office:value="3869275" calcext:value-type="float">
            <text:p>3869275</text:p>
          </table:table-cell>
        </table:table-row>
        <table:table-row table:style-name="ro1">
          <table:table-cell/>
          <table:table-cell office:value-type="float" office:value="3889332" calcext:value-type="float">
            <text:p>3889332</text:p>
          </table:table-cell>
        </table:table-row>
        <table:table-row table:style-name="ro1">
          <table:table-cell/>
          <table:table-cell office:value-type="float" office:value="3318075" calcext:value-type="float">
            <text:p>3318075</text:p>
          </table:table-cell>
        </table:table-row>
        <table:table-row table:style-name="ro1">
          <table:table-cell/>
          <table:table-cell office:value-type="float" office:value="3021849" calcext:value-type="float">
            <text:p>3021849</text:p>
          </table:table-cell>
        </table:table-row>
        <table:table-row table:style-name="ro1">
          <table:table-cell/>
          <table:table-cell office:value-type="float" office:value="2932663" calcext:value-type="float">
            <text:p>2932663</text:p>
          </table:table-cell>
        </table:table-row>
        <table:table-row table:style-name="ro1">
          <table:table-cell/>
          <table:table-cell office:value-type="float" office:value="3141124" calcext:value-type="float">
            <text:p>3141124</text:p>
          </table:table-cell>
        </table:table-row>
        <table:table-row table:style-name="ro1">
          <table:table-cell/>
          <table:table-cell office:value-type="float" office:value="2932699" calcext:value-type="float">
            <text:p>2932699</text:p>
          </table:table-cell>
        </table:table-row>
        <table:table-row table:style-name="ro1">
          <table:table-cell/>
          <table:table-cell office:value-type="float" office:value="3010142" calcext:value-type="float">
            <text:p>3010142</text:p>
          </table:table-cell>
        </table:table-row>
        <table:table-row table:style-name="ro1">
          <table:table-cell/>
          <table:table-cell office:value-type="float" office:value="3125741" calcext:value-type="float">
            <text:p>3125741</text:p>
          </table:table-cell>
        </table:table-row>
        <table:table-row table:style-name="ro1">
          <table:table-cell/>
          <table:table-cell office:value-type="float" office:value="3119495" calcext:value-type="float">
            <text:p>3119495</text:p>
          </table:table-cell>
        </table:table-row>
        <table:table-row table:style-name="ro1">
          <table:table-cell/>
          <table:table-cell office:value-type="float" office:value="2979997" calcext:value-type="float">
            <text:p>2979997</text:p>
          </table:table-cell>
        </table:table-row>
        <table:table-row table:style-name="ro1">
          <table:table-cell/>
          <table:table-cell office:value-type="float" office:value="3075353" calcext:value-type="float">
            <text:p>3075353</text:p>
          </table:table-cell>
        </table:table-row>
        <table:table-row table:style-name="ro1">
          <table:table-cell/>
          <table:table-cell office:value-type="float" office:value="2897771" calcext:value-type="float">
            <text:p>2897771</text:p>
          </table:table-cell>
        </table:table-row>
        <table:table-row table:style-name="ro1">
          <table:table-cell/>
          <table:table-cell office:value-type="float" office:value="3098991" calcext:value-type="float">
            <text:p>3098991</text:p>
          </table:table-cell>
        </table:table-row>
        <table:table-row table:style-name="ro1">
          <table:table-cell/>
          <table:table-cell office:value-type="float" office:value="4222931" calcext:value-type="float">
            <text:p>4222931</text:p>
          </table:table-cell>
        </table:table-row>
        <table:table-row table:style-name="ro1">
          <table:table-cell/>
          <table:table-cell office:value-type="float" office:value="3822596" calcext:value-type="float">
            <text:p>3822596</text:p>
          </table:table-cell>
        </table:table-row>
        <table:table-row table:style-name="ro1">
          <table:table-cell/>
          <table:table-cell office:value-type="float" office:value="3154871" calcext:value-type="float">
            <text:p>3154871</text:p>
          </table:table-cell>
        </table:table-row>
        <table:table-row table:style-name="ro1">
          <table:table-cell/>
          <table:table-cell office:value-type="float" office:value="3035856" calcext:value-type="float">
            <text:p>3035856</text:p>
          </table:table-cell>
        </table:table-row>
        <table:table-row table:style-name="ro1">
          <table:table-cell/>
          <table:table-cell office:value-type="float" office:value="2906051" calcext:value-type="float">
            <text:p>2906051</text:p>
          </table:table-cell>
        </table:table-row>
        <table:table-row table:style-name="ro1">
          <table:table-cell/>
          <table:table-cell office:value-type="float" office:value="2920053" calcext:value-type="float">
            <text:p>2920053</text:p>
          </table:table-cell>
        </table:table-row>
        <table:table-row table:style-name="ro1">
          <table:table-cell/>
          <table:table-cell office:value-type="float" office:value="3163943" calcext:value-type="float">
            <text:p>3163943</text:p>
          </table:table-cell>
        </table:table-row>
        <table:table-row table:style-name="ro1">
          <table:table-cell/>
          <table:table-cell office:value-type="float" office:value="4365243" calcext:value-type="float">
            <text:p>4365243</text:p>
          </table:table-cell>
        </table:table-row>
        <table:table-row table:style-name="ro1">
          <table:table-cell/>
          <table:table-cell office:value-type="float" office:value="3552825" calcext:value-type="float">
            <text:p>3552825</text:p>
          </table:table-cell>
        </table:table-row>
        <table:table-row table:style-name="ro1">
          <table:table-cell/>
          <table:table-cell office:value-type="float" office:value="3160842" calcext:value-type="float">
            <text:p>3160842</text:p>
          </table:table-cell>
        </table:table-row>
        <table:table-row table:style-name="ro1">
          <table:table-cell/>
          <table:table-cell office:value-type="float" office:value="3268619" calcext:value-type="float">
            <text:p>3268619</text:p>
          </table:table-cell>
        </table:table-row>
        <table:table-row table:style-name="ro1">
          <table:table-cell/>
          <table:table-cell office:value-type="float" office:value="3363849" calcext:value-type="float">
            <text:p>3363849</text:p>
          </table:table-cell>
        </table:table-row>
        <table:table-row table:style-name="ro1">
          <table:table-cell/>
          <table:table-cell office:value-type="float" office:value="3269862" calcext:value-type="float">
            <text:p>3269862</text:p>
          </table:table-cell>
        </table:table-row>
        <table:table-row table:style-name="ro1">
          <table:table-cell/>
          <table:table-cell office:value-type="float" office:value="2963632" calcext:value-type="float">
            <text:p>2963632</text:p>
          </table:table-cell>
        </table:table-row>
        <table:table-row table:style-name="ro1">
          <table:table-cell/>
          <table:table-cell office:value-type="float" office:value="3149388" calcext:value-type="float">
            <text:p>3149388</text:p>
          </table:table-cell>
        </table:table-row>
        <table:table-row table:style-name="ro1">
          <table:table-cell/>
          <table:table-cell office:value-type="float" office:value="2931983" calcext:value-type="float">
            <text:p>2931983</text:p>
          </table:table-cell>
        </table:table-row>
        <table:table-row table:style-name="ro1">
          <table:table-cell/>
          <table:table-cell office:value-type="float" office:value="3025243" calcext:value-type="float">
            <text:p>3025243</text:p>
          </table:table-cell>
        </table:table-row>
        <table:table-row table:style-name="ro1">
          <table:table-cell/>
          <table:table-cell office:value-type="float" office:value="3079198" calcext:value-type="float">
            <text:p>3079198</text:p>
          </table:table-cell>
        </table:table-row>
        <table:table-row table:style-name="ro1">
          <table:table-cell/>
          <table:table-cell office:value-type="float" office:value="2946379" calcext:value-type="float">
            <text:p>2946379</text:p>
          </table:table-cell>
        </table:table-row>
        <table:table-row table:style-name="ro1">
          <table:table-cell/>
          <table:table-cell office:value-type="float" office:value="3140315" calcext:value-type="float">
            <text:p>3140315</text:p>
          </table:table-cell>
        </table:table-row>
        <table:table-row table:style-name="ro1">
          <table:table-cell/>
          <table:table-cell office:value-type="float" office:value="4608285" calcext:value-type="float">
            <text:p>4608285</text:p>
          </table:table-cell>
        </table:table-row>
        <table:table-row table:style-name="ro1">
          <table:table-cell/>
          <table:table-cell office:value-type="float" office:value="3685829" calcext:value-type="float">
            <text:p>3685829</text:p>
          </table:table-cell>
        </table:table-row>
        <table:table-row table:style-name="ro1">
          <table:table-cell/>
          <table:table-cell office:value-type="float" office:value="3160957" calcext:value-type="float">
            <text:p>3160957</text:p>
          </table:table-cell>
        </table:table-row>
        <table:table-row table:style-name="ro1">
          <table:table-cell/>
          <table:table-cell office:value-type="float" office:value="2978051" calcext:value-type="float">
            <text:p>2978051</text:p>
          </table:table-cell>
        </table:table-row>
        <table:table-row table:style-name="ro1">
          <table:table-cell/>
          <table:table-cell office:value-type="float" office:value="3219047" calcext:value-type="float">
            <text:p>3219047</text:p>
          </table:table-cell>
        </table:table-row>
        <table:table-row table:style-name="ro1">
          <table:table-cell/>
          <table:table-cell office:value-type="float" office:value="3245516" calcext:value-type="float">
            <text:p>3245516</text:p>
          </table:table-cell>
        </table:table-row>
        <table:table-row table:style-name="ro1">
          <table:table-cell/>
          <table:table-cell office:value-type="float" office:value="2998387" calcext:value-type="float">
            <text:p>2998387</text:p>
          </table:table-cell>
        </table:table-row>
        <table:table-row table:style-name="ro1">
          <table:table-cell/>
          <table:table-cell office:value-type="float" office:value="3066074" calcext:value-type="float">
            <text:p>3066074</text:p>
          </table:table-cell>
        </table:table-row>
        <table:table-row table:style-name="ro1">
          <table:table-cell/>
          <table:table-cell office:value-type="float" office:value="2906747" calcext:value-type="float">
            <text:p>2906747</text:p>
          </table:table-cell>
        </table:table-row>
        <table:table-row table:style-name="ro1">
          <table:table-cell/>
          <table:table-cell office:value-type="float" office:value="3255333" calcext:value-type="float">
            <text:p>3255333</text:p>
          </table:table-cell>
        </table:table-row>
        <table:table-row table:style-name="ro1">
          <table:table-cell/>
          <table:table-cell office:value-type="float" office:value="4056547" calcext:value-type="float">
            <text:p>4056547</text:p>
          </table:table-cell>
        </table:table-row>
        <table:table-row table:style-name="ro1">
          <table:table-cell/>
          <table:table-cell office:value-type="float" office:value="3834667" calcext:value-type="float">
            <text:p>3834667</text:p>
          </table:table-cell>
        </table:table-row>
        <table:table-row table:style-name="ro1">
          <table:table-cell/>
          <table:table-cell office:value-type="float" office:value="3265978" calcext:value-type="float">
            <text:p>3265978</text:p>
          </table:table-cell>
        </table:table-row>
        <table:table-row table:style-name="ro1">
          <table:table-cell/>
          <table:table-cell office:value-type="float" office:value="3206351" calcext:value-type="float">
            <text:p>3206351</text:p>
          </table:table-cell>
        </table:table-row>
        <table:table-row table:style-name="ro1">
          <table:table-cell/>
          <table:table-cell office:value-type="float" office:value="2900947" calcext:value-type="float">
            <text:p>2900947</text:p>
          </table:table-cell>
        </table:table-row>
        <table:table-row table:style-name="ro1">
          <table:table-cell/>
          <table:table-cell office:value-type="float" office:value="2959673" calcext:value-type="float">
            <text:p>2959673</text:p>
          </table:table-cell>
        </table:table-row>
        <table:table-row table:style-name="ro1">
          <table:table-cell/>
          <table:table-cell office:value-type="float" office:value="3029311" calcext:value-type="float">
            <text:p>3029311</text:p>
          </table:table-cell>
        </table:table-row>
        <table:table-row table:style-name="ro1">
          <table:table-cell/>
          <table:table-cell office:value-type="float" office:value="4146573" calcext:value-type="float">
            <text:p>4146573</text:p>
          </table:table-cell>
        </table:table-row>
        <table:table-row table:style-name="ro1">
          <table:table-cell/>
          <table:table-cell office:value-type="float" office:value="3619563" calcext:value-type="float">
            <text:p>3619563</text:p>
          </table:table-cell>
        </table:table-row>
        <table:table-row table:style-name="ro1">
          <table:table-cell/>
          <table:table-cell office:value-type="float" office:value="3125239" calcext:value-type="float">
            <text:p>3125239</text:p>
          </table:table-cell>
        </table:table-row>
        <table:table-row table:style-name="ro1">
          <table:table-cell/>
          <table:table-cell office:value-type="float" office:value="3231339" calcext:value-type="float">
            <text:p>3231339</text:p>
          </table:table-cell>
        </table:table-row>
        <table:table-row table:style-name="ro1">
          <table:table-cell/>
          <table:table-cell office:value-type="float" office:value="3286784" calcext:value-type="float">
            <text:p>3286784</text:p>
          </table:table-cell>
        </table:table-row>
        <table:table-row table:style-name="ro1">
          <table:table-cell/>
          <table:table-cell office:value-type="float" office:value="3086431" calcext:value-type="float">
            <text:p>3086431</text:p>
          </table:table-cell>
        </table:table-row>
        <table:table-row table:style-name="ro1">
          <table:table-cell/>
          <table:table-cell office:value-type="float" office:value="2916336" calcext:value-type="float">
            <text:p>2916336</text:p>
          </table:table-cell>
        </table:table-row>
        <table:table-row table:style-name="ro1">
          <table:table-cell/>
          <table:table-cell office:value-type="float" office:value="3080994" calcext:value-type="float">
            <text:p>3080994</text:p>
          </table:table-cell>
        </table:table-row>
        <table:table-row table:style-name="ro1">
          <table:table-cell/>
          <table:table-cell office:value-type="float" office:value="4135220" calcext:value-type="float">
            <text:p>4135220</text:p>
          </table:table-cell>
        </table:table-row>
        <table:table-row table:style-name="ro1">
          <table:table-cell/>
          <table:table-cell office:value-type="float" office:value="3726884" calcext:value-type="float">
            <text:p>3726884</text:p>
          </table:table-cell>
        </table:table-row>
        <table:table-row table:style-name="ro1">
          <table:table-cell/>
          <table:table-cell office:value-type="float" office:value="3245211" calcext:value-type="float">
            <text:p>3245211</text:p>
          </table:table-cell>
        </table:table-row>
        <table:table-row table:style-name="ro1">
          <table:table-cell/>
          <table:table-cell office:value-type="float" office:value="3225615" calcext:value-type="float">
            <text:p>3225615</text:p>
          </table:table-cell>
        </table:table-row>
        <table:table-row table:style-name="ro1">
          <table:table-cell/>
          <table:table-cell office:value-type="float" office:value="2949054" calcext:value-type="float">
            <text:p>2949054</text:p>
          </table:table-cell>
        </table:table-row>
        <table:table-row table:style-name="ro1">
          <table:table-cell/>
          <table:table-cell office:value-type="float" office:value="3102373" calcext:value-type="float">
            <text:p>3102373</text:p>
          </table:table-cell>
        </table:table-row>
        <table:table-row table:style-name="ro1">
          <table:table-cell/>
          <table:table-cell office:value-type="float" office:value="3098871" calcext:value-type="float">
            <text:p>3098871</text:p>
          </table:table-cell>
        </table:table-row>
        <table:table-row table:style-name="ro1">
          <table:table-cell/>
          <table:table-cell office:value-type="float" office:value="3084048" calcext:value-type="float">
            <text:p>3084048</text:p>
          </table:table-cell>
        </table:table-row>
        <table:table-row table:style-name="ro1">
          <table:table-cell/>
          <table:table-cell office:value-type="float" office:value="4141740" calcext:value-type="float">
            <text:p>4141740</text:p>
          </table:table-cell>
        </table:table-row>
        <table:table-row table:style-name="ro1">
          <table:table-cell/>
          <table:table-cell office:value-type="float" office:value="3749112" calcext:value-type="float">
            <text:p>3749112</text:p>
          </table:table-cell>
        </table:table-row>
        <table:table-row table:style-name="ro1">
          <table:table-cell/>
          <table:table-cell office:value-type="float" office:value="3241114" calcext:value-type="float">
            <text:p>3241114</text:p>
          </table:table-cell>
        </table:table-row>
        <table:table-row table:style-name="ro1">
          <table:table-cell/>
          <table:table-cell office:value-type="float" office:value="2996757" calcext:value-type="float">
            <text:p>2996757</text:p>
          </table:table-cell>
        </table:table-row>
        <table:table-row table:style-name="ro1">
          <table:table-cell/>
          <table:table-cell office:value-type="float" office:value="2957314" calcext:value-type="float">
            <text:p>2957314</text:p>
          </table:table-cell>
        </table:table-row>
        <table:table-row table:style-name="ro1">
          <table:table-cell/>
          <table:table-cell office:value-type="float" office:value="3023552" calcext:value-type="float">
            <text:p>3023552</text:p>
          </table:table-cell>
        </table:table-row>
        <table:table-row table:style-name="ro1">
          <table:table-cell/>
          <table:table-cell office:value-type="float" office:value="3150692" calcext:value-type="float">
            <text:p>3150692</text:p>
          </table:table-cell>
        </table:table-row>
        <table:table-row table:style-name="ro1">
          <table:table-cell/>
          <table:table-cell office:value-type="float" office:value="2976136" calcext:value-type="float">
            <text:p>2976136</text:p>
          </table:table-cell>
        </table:table-row>
        <table:table-row table:style-name="ro1">
          <table:table-cell/>
          <table:table-cell office:value-type="float" office:value="3045530" calcext:value-type="float">
            <text:p>3045530</text:p>
          </table:table-cell>
        </table:table-row>
        <table:table-row table:style-name="ro1">
          <table:table-cell/>
          <table:table-cell office:value-type="float" office:value="3038725" calcext:value-type="float">
            <text:p>3038725</text:p>
          </table:table-cell>
        </table:table-row>
        <table:table-row table:style-name="ro1">
          <table:table-cell/>
          <table:table-cell office:value-type="float" office:value="2921238" calcext:value-type="float">
            <text:p>2921238</text:p>
          </table:table-cell>
        </table:table-row>
        <table:table-row table:style-name="ro1">
          <table:table-cell/>
          <table:table-cell office:value-type="float" office:value="3440275" calcext:value-type="float">
            <text:p>3440275</text:p>
          </table:table-cell>
        </table:table-row>
        <table:table-row table:style-name="ro1">
          <table:table-cell/>
          <table:table-cell office:value-type="float" office:value="3039259" calcext:value-type="float">
            <text:p>3039259</text:p>
          </table:table-cell>
        </table:table-row>
        <table:table-row table:style-name="ro1">
          <table:table-cell/>
          <table:table-cell office:value-type="float" office:value="3004022" calcext:value-type="float">
            <text:p>3004022</text:p>
          </table:table-cell>
        </table:table-row>
        <table:table-row table:style-name="ro1">
          <table:table-cell/>
          <table:table-cell office:value-type="float" office:value="3115865" calcext:value-type="float">
            <text:p>3115865</text:p>
          </table:table-cell>
        </table:table-row>
        <table:table-row table:style-name="ro1">
          <table:table-cell/>
          <table:table-cell office:value-type="float" office:value="3136396" calcext:value-type="float">
            <text:p>3136396</text:p>
          </table:table-cell>
        </table:table-row>
        <table:table-row table:style-name="ro1">
          <table:table-cell/>
          <table:table-cell office:value-type="float" office:value="3108803" calcext:value-type="float">
            <text:p>3108803</text:p>
          </table:table-cell>
        </table:table-row>
        <table:table-row table:style-name="ro1">
          <table:table-cell/>
          <table:table-cell office:value-type="float" office:value="4786682" calcext:value-type="float">
            <text:p>4786682</text:p>
          </table:table-cell>
        </table:table-row>
        <table:table-row table:style-name="ro1">
          <table:table-cell/>
          <table:table-cell office:value-type="float" office:value="3388539" calcext:value-type="float">
            <text:p>3388539</text:p>
          </table:table-cell>
        </table:table-row>
        <table:table-row table:style-name="ro1">
          <table:table-cell/>
          <table:table-cell office:value-type="float" office:value="3111997" calcext:value-type="float">
            <text:p>3111997</text:p>
          </table:table-cell>
        </table:table-row>
        <table:table-row table:style-name="ro1">
          <table:table-cell/>
          <table:table-cell office:value-type="float" office:value="2981064" calcext:value-type="float">
            <text:p>2981064</text:p>
          </table:table-cell>
        </table:table-row>
        <table:table-row table:style-name="ro1">
          <table:table-cell/>
          <table:table-cell office:value-type="float" office:value="3008038" calcext:value-type="float">
            <text:p>3008038</text:p>
          </table:table-cell>
        </table:table-row>
        <table:table-row table:style-name="ro1">
          <table:table-cell/>
          <table:table-cell office:value-type="float" office:value="3122528" calcext:value-type="float">
            <text:p>3122528</text:p>
          </table:table-cell>
        </table:table-row>
        <table:table-row table:style-name="ro1">
          <table:table-cell/>
          <table:table-cell office:value-type="float" office:value="3159562" calcext:value-type="float">
            <text:p>3159562</text:p>
          </table:table-cell>
        </table:table-row>
        <table:table-row table:style-name="ro1">
          <table:table-cell/>
          <table:table-cell office:value-type="float" office:value="3077067" calcext:value-type="float">
            <text:p>3077067</text:p>
          </table:table-cell>
        </table:table-row>
        <table:table-row table:style-name="ro1">
          <table:table-cell/>
          <table:table-cell office:value-type="float" office:value="4974849" calcext:value-type="float">
            <text:p>4974849</text:p>
          </table:table-cell>
        </table:table-row>
        <table:table-row table:style-name="ro1">
          <table:table-cell/>
          <table:table-cell office:value-type="float" office:value="3414122" calcext:value-type="float">
            <text:p>3414122</text:p>
          </table:table-cell>
        </table:table-row>
        <table:table-row table:style-name="ro1">
          <table:table-cell/>
          <table:table-cell office:value-type="float" office:value="3082184" calcext:value-type="float">
            <text:p>3082184</text:p>
          </table:table-cell>
        </table:table-row>
        <table:table-row table:style-name="ro1">
          <table:table-cell/>
          <table:table-cell office:value-type="float" office:value="3049356" calcext:value-type="float">
            <text:p>3049356</text:p>
          </table:table-cell>
        </table:table-row>
        <table:table-row table:style-name="ro1">
          <table:table-cell/>
          <table:table-cell office:value-type="float" office:value="2989303" calcext:value-type="float">
            <text:p>2989303</text:p>
          </table:table-cell>
        </table:table-row>
        <table:table-row table:style-name="ro1">
          <table:table-cell/>
          <table:table-cell office:value-type="float" office:value="3101532" calcext:value-type="float">
            <text:p>3101532</text:p>
          </table:table-cell>
        </table:table-row>
        <table:table-row table:style-name="ro1">
          <table:table-cell/>
          <table:table-cell office:value-type="float" office:value="2960943" calcext:value-type="float">
            <text:p>2960943</text:p>
          </table:table-cell>
        </table:table-row>
        <table:table-row table:style-name="ro1">
          <table:table-cell/>
          <table:table-cell office:value-type="float" office:value="3065273" calcext:value-type="float">
            <text:p>3065273</text:p>
          </table:table-cell>
        </table:table-row>
        <table:table-row table:style-name="ro1">
          <table:table-cell/>
          <table:table-cell office:value-type="float" office:value="4256342" calcext:value-type="float">
            <text:p>4256342</text:p>
          </table:table-cell>
        </table:table-row>
        <table:table-row table:style-name="ro1">
          <table:table-cell/>
          <table:table-cell office:value-type="float" office:value="3601928" calcext:value-type="float">
            <text:p>3601928</text:p>
          </table:table-cell>
        </table:table-row>
        <table:table-row table:style-name="ro1">
          <table:table-cell/>
          <table:table-cell office:value-type="float" office:value="3192716" calcext:value-type="float">
            <text:p>3192716</text:p>
          </table:table-cell>
        </table:table-row>
        <table:table-row table:style-name="ro1">
          <table:table-cell/>
          <table:table-cell office:value-type="float" office:value="3104254" calcext:value-type="float">
            <text:p>3104254</text:p>
          </table:table-cell>
        </table:table-row>
        <table:table-row table:style-name="ro1">
          <table:table-cell/>
          <table:table-cell office:value-type="float" office:value="3165858" calcext:value-type="float">
            <text:p>3165858</text:p>
          </table:table-cell>
        </table:table-row>
        <table:table-row table:style-name="ro1">
          <table:table-cell/>
          <table:table-cell office:value-type="float" office:value="2946612" calcext:value-type="float">
            <text:p>2946612</text:p>
          </table:table-cell>
        </table:table-row>
        <table:table-row table:style-name="ro1">
          <table:table-cell/>
          <table:table-cell office:value-type="float" office:value="3110999" calcext:value-type="float">
            <text:p>3110999</text:p>
          </table:table-cell>
        </table:table-row>
        <table:table-row table:style-name="ro1">
          <table:table-cell/>
          <table:table-cell office:value-type="float" office:value="2944626" calcext:value-type="float">
            <text:p>2944626</text:p>
          </table:table-cell>
        </table:table-row>
        <table:table-row table:style-name="ro1">
          <table:table-cell/>
          <table:table-cell office:value-type="float" office:value="3009587" calcext:value-type="float">
            <text:p>3009587</text:p>
          </table:table-cell>
        </table:table-row>
        <table:table-row table:style-name="ro1">
          <table:table-cell/>
          <table:table-cell office:value-type="float" office:value="3060802" calcext:value-type="float">
            <text:p>3060802</text:p>
          </table:table-cell>
        </table:table-row>
        <table:table-row table:style-name="ro1">
          <table:table-cell/>
          <table:table-cell office:value-type="float" office:value="2936507" calcext:value-type="float">
            <text:p>2936507</text:p>
          </table:table-cell>
        </table:table-row>
        <table:table-row table:style-name="ro1">
          <table:table-cell/>
          <table:table-cell office:value-type="float" office:value="2893088" calcext:value-type="float">
            <text:p>2893088</text:p>
          </table:table-cell>
        </table:table-row>
        <table:table-row table:style-name="ro1">
          <table:table-cell/>
          <table:table-cell office:value-type="float" office:value="3315151" calcext:value-type="float">
            <text:p>3315151</text:p>
          </table:table-cell>
        </table:table-row>
        <table:table-row table:style-name="ro1">
          <table:table-cell/>
          <table:table-cell office:value-type="float" office:value="4186549" calcext:value-type="float">
            <text:p>4186549</text:p>
          </table:table-cell>
        </table:table-row>
        <table:table-row table:style-name="ro1">
          <table:table-cell/>
          <table:table-cell office:value-type="float" office:value="3702196" calcext:value-type="float">
            <text:p>3702196</text:p>
          </table:table-cell>
        </table:table-row>
        <table:table-row table:style-name="ro1">
          <table:table-cell/>
          <table:table-cell office:value-type="float" office:value="3253677" calcext:value-type="float">
            <text:p>3253677</text:p>
          </table:table-cell>
        </table:table-row>
        <table:table-row table:style-name="ro1">
          <table:table-cell/>
          <table:table-cell office:value-type="float" office:value="3019869" calcext:value-type="float">
            <text:p>3019869</text:p>
          </table:table-cell>
        </table:table-row>
        <table:table-row table:style-name="ro1">
          <table:table-cell/>
          <table:table-cell office:value-type="float" office:value="3075641" calcext:value-type="float">
            <text:p>3075641</text:p>
          </table:table-cell>
        </table:table-row>
        <table:table-row table:style-name="ro1">
          <table:table-cell/>
          <table:table-cell office:value-type="float" office:value="3152950" calcext:value-type="float">
            <text:p>3152950</text:p>
          </table:table-cell>
        </table:table-row>
        <table:table-row table:style-name="ro1">
          <table:table-cell/>
          <table:table-cell office:value-type="float" office:value="2923339" calcext:value-type="float">
            <text:p>2923339</text:p>
          </table:table-cell>
        </table:table-row>
        <table:table-row table:style-name="ro1">
          <table:table-cell/>
          <table:table-cell office:value-type="float" office:value="3060001" calcext:value-type="float">
            <text:p>3060001</text:p>
          </table:table-cell>
        </table:table-row>
        <table:table-row table:style-name="ro1">
          <table:table-cell/>
          <table:table-cell office:value-type="float" office:value="3882800" calcext:value-type="float">
            <text:p>3882800</text:p>
          </table:table-cell>
        </table:table-row>
        <table:table-row table:style-name="ro1">
          <table:table-cell/>
          <table:table-cell office:value-type="float" office:value="3836365" calcext:value-type="float">
            <text:p>3836365</text:p>
          </table:table-cell>
        </table:table-row>
        <table:table-row table:style-name="ro1">
          <table:table-cell/>
          <table:table-cell office:value-type="float" office:value="3230920" calcext:value-type="float">
            <text:p>3230920</text:p>
          </table:table-cell>
        </table:table-row>
        <table:table-row table:style-name="ro1">
          <table:table-cell/>
          <table:table-cell office:value-type="float" office:value="3251664" calcext:value-type="float">
            <text:p>3251664</text:p>
          </table:table-cell>
        </table:table-row>
        <table:table-row table:style-name="ro1">
          <table:table-cell/>
          <table:table-cell office:value-type="float" office:value="2926527" calcext:value-type="float">
            <text:p>2926527</text:p>
          </table:table-cell>
        </table:table-row>
        <table:table-row table:style-name="ro1">
          <table:table-cell/>
          <table:table-cell office:value-type="float" office:value="2947016" calcext:value-type="float">
            <text:p>2947016</text:p>
          </table:table-cell>
        </table:table-row>
        <table:table-row table:style-name="ro1">
          <table:table-cell/>
          <table:table-cell office:value-type="float" office:value="3212346" calcext:value-type="float">
            <text:p>3212346</text:p>
          </table:table-cell>
        </table:table-row>
        <table:table-row table:style-name="ro1">
          <table:table-cell/>
          <table:table-cell office:value-type="float" office:value="3001526" calcext:value-type="float">
            <text:p>3001526</text:p>
          </table:table-cell>
        </table:table-row>
        <table:table-row table:style-name="ro1">
          <table:table-cell/>
          <table:table-cell office:value-type="float" office:value="2872774" calcext:value-type="float">
            <text:p>2872774</text:p>
          </table:table-cell>
        </table:table-row>
        <table:table-row table:style-name="ro1">
          <table:table-cell/>
          <table:table-cell office:value-type="float" office:value="2890208" calcext:value-type="float">
            <text:p>2890208</text:p>
          </table:table-cell>
        </table:table-row>
        <table:table-row table:style-name="ro1">
          <table:table-cell/>
          <table:table-cell office:value-type="float" office:value="3023202" calcext:value-type="float">
            <text:p>3023202</text:p>
          </table:table-cell>
        </table:table-row>
        <table:table-row table:style-name="ro1">
          <table:table-cell/>
          <table:table-cell office:value-type="float" office:value="3730916" calcext:value-type="float">
            <text:p>3730916</text:p>
          </table:table-cell>
        </table:table-row>
        <table:table-row table:style-name="ro1">
          <table:table-cell/>
          <table:table-cell office:value-type="float" office:value="3900995" calcext:value-type="float">
            <text:p>3900995</text:p>
          </table:table-cell>
        </table:table-row>
        <table:table-row table:style-name="ro1">
          <table:table-cell/>
          <table:table-cell office:value-type="float" office:value="3264346" calcext:value-type="float">
            <text:p>3264346</text:p>
          </table:table-cell>
        </table:table-row>
        <table:table-row table:style-name="ro1">
          <table:table-cell/>
          <table:table-cell office:value-type="float" office:value="3027441" calcext:value-type="float">
            <text:p>3027441</text:p>
          </table:table-cell>
        </table:table-row>
        <table:table-row table:style-name="ro1">
          <table:table-cell/>
          <table:table-cell office:value-type="float" office:value="2964675" calcext:value-type="float">
            <text:p>2964675</text:p>
          </table:table-cell>
        </table:table-row>
        <table:table-row table:style-name="ro1">
          <table:table-cell/>
          <table:table-cell office:value-type="float" office:value="2909724" calcext:value-type="float">
            <text:p>2909724</text:p>
          </table:table-cell>
        </table:table-row>
        <table:table-row table:style-name="ro1">
          <table:table-cell/>
          <table:table-cell office:value-type="float" office:value="3037317" calcext:value-type="float">
            <text:p>3037317</text:p>
          </table:table-cell>
        </table:table-row>
        <table:table-row table:style-name="ro1">
          <table:table-cell/>
          <table:table-cell office:value-type="float" office:value="3820217" calcext:value-type="float">
            <text:p>3820217</text:p>
          </table:table-cell>
        </table:table-row>
        <table:table-row table:style-name="ro1">
          <table:table-cell/>
          <table:table-cell office:value-type="float" office:value="4126455" calcext:value-type="float">
            <text:p>4126455</text:p>
          </table:table-cell>
        </table:table-row>
        <table:table-row table:style-name="ro1">
          <table:table-cell/>
          <table:table-cell office:value-type="float" office:value="3320092" calcext:value-type="float">
            <text:p>3320092</text:p>
          </table:table-cell>
        </table:table-row>
        <table:table-row table:style-name="ro1">
          <table:table-cell/>
          <table:table-cell office:value-type="float" office:value="3022057" calcext:value-type="float">
            <text:p>3022057</text:p>
          </table:table-cell>
        </table:table-row>
        <table:table-row table:style-name="ro1">
          <table:table-cell/>
          <table:table-cell office:value-type="float" office:value="2987676" calcext:value-type="float">
            <text:p>2987676</text:p>
          </table:table-cell>
        </table:table-row>
        <table:table-row table:style-name="ro1">
          <table:table-cell/>
          <table:table-cell office:value-type="float" office:value="3103195" calcext:value-type="float">
            <text:p>3103195</text:p>
          </table:table-cell>
        </table:table-row>
        <table:table-row table:style-name="ro1">
          <table:table-cell/>
          <table:table-cell office:value-type="float" office:value="2941079" calcext:value-type="float">
            <text:p>2941079</text:p>
          </table:table-cell>
        </table:table-row>
        <table:table-row table:style-name="ro1">
          <table:table-cell/>
          <table:table-cell office:value-type="float" office:value="3280112" calcext:value-type="float">
            <text:p>3280112</text:p>
          </table:table-cell>
        </table:table-row>
        <table:table-row table:style-name="ro1">
          <table:table-cell/>
          <table:table-cell office:value-type="float" office:value="3016062" calcext:value-type="float">
            <text:p>3016062</text:p>
          </table:table-cell>
        </table:table-row>
        <table:table-row table:style-name="ro1">
          <table:table-cell/>
          <table:table-cell office:value-type="float" office:value="2956641" calcext:value-type="float">
            <text:p>2956641</text:p>
          </table:table-cell>
        </table:table-row>
        <table:table-row table:style-name="ro1">
          <table:table-cell/>
          <table:table-cell office:value-type="float" office:value="3355502" calcext:value-type="float">
            <text:p>3355502</text:p>
          </table:table-cell>
        </table:table-row>
        <table:table-row table:style-name="ro1">
          <table:table-cell/>
          <table:table-cell office:value-type="float" office:value="2911674" calcext:value-type="float">
            <text:p>2911674</text:p>
          </table:table-cell>
        </table:table-row>
        <table:table-row table:style-name="ro1">
          <table:table-cell/>
          <table:table-cell office:value-type="float" office:value="3048617" calcext:value-type="float">
            <text:p>3048617</text:p>
          </table:table-cell>
        </table:table-row>
        <table:table-row table:style-name="ro1">
          <table:table-cell/>
          <table:table-cell office:value-type="float" office:value="3818256" calcext:value-type="float">
            <text:p>3818256</text:p>
          </table:table-cell>
        </table:table-row>
        <table:table-row table:style-name="ro1">
          <table:table-cell/>
          <table:table-cell office:value-type="float" office:value="3882381" calcext:value-type="float">
            <text:p>3882381</text:p>
          </table:table-cell>
        </table:table-row>
        <table:table-row table:style-name="ro1">
          <table:table-cell/>
          <table:table-cell office:value-type="float" office:value="3285647" calcext:value-type="float">
            <text:p>3285647</text:p>
          </table:table-cell>
        </table:table-row>
        <table:table-row table:style-name="ro1">
          <table:table-cell/>
          <table:table-cell office:value-type="float" office:value="3063578" calcext:value-type="float">
            <text:p>3063578</text:p>
          </table:table-cell>
        </table:table-row>
        <table:table-row table:style-name="ro1">
          <table:table-cell/>
          <table:table-cell office:value-type="float" office:value="2906892" calcext:value-type="float">
            <text:p>2906892</text:p>
          </table:table-cell>
        </table:table-row>
        <table:table-row table:style-name="ro1">
          <table:table-cell/>
          <table:table-cell office:value-type="float" office:value="3120568" calcext:value-type="float">
            <text:p>3120568</text:p>
          </table:table-cell>
        </table:table-row>
        <table:table-row table:style-name="ro1">
          <table:table-cell/>
          <table:table-cell office:value-type="float" office:value="3159065" calcext:value-type="float">
            <text:p>3159065</text:p>
          </table:table-cell>
        </table:table-row>
        <table:table-row table:style-name="ro1">
          <table:table-cell/>
          <table:table-cell office:value-type="float" office:value="3023868" calcext:value-type="float">
            <text:p>3023868</text:p>
          </table:table-cell>
        </table:table-row>
        <table:table-row table:style-name="ro1">
          <table:table-cell/>
          <table:table-cell office:value-type="float" office:value="3056124" calcext:value-type="float">
            <text:p>3056124</text:p>
          </table:table-cell>
        </table:table-row>
        <table:table-row table:style-name="ro1">
          <table:table-cell/>
          <table:table-cell office:value-type="float" office:value="2965895" calcext:value-type="float">
            <text:p>2965895</text:p>
          </table:table-cell>
        </table:table-row>
        <table:table-row table:style-name="ro1">
          <table:table-cell/>
          <table:table-cell office:value-type="float" office:value="3118472" calcext:value-type="float">
            <text:p>3118472</text:p>
          </table:table-cell>
        </table:table-row>
        <table:table-row table:style-name="ro1">
          <table:table-cell/>
          <table:table-cell office:value-type="float" office:value="4541641" calcext:value-type="float">
            <text:p>4541641</text:p>
          </table:table-cell>
        </table:table-row>
        <table:table-row table:style-name="ro1">
          <table:table-cell/>
          <table:table-cell office:value-type="float" office:value="3438739" calcext:value-type="float">
            <text:p>3438739</text:p>
          </table:table-cell>
        </table:table-row>
        <table:table-row table:style-name="ro1">
          <table:table-cell/>
          <table:table-cell office:value-type="float" office:value="3089580" calcext:value-type="float">
            <text:p>3089580</text:p>
          </table:table-cell>
        </table:table-row>
        <table:table-row table:style-name="ro1">
          <table:table-cell/>
          <table:table-cell office:value-type="float" office:value="2951312" calcext:value-type="float">
            <text:p>2951312</text:p>
          </table:table-cell>
        </table:table-row>
        <table:table-row table:style-name="ro1">
          <table:table-cell/>
          <table:table-cell office:value-type="float" office:value="2962740" calcext:value-type="float">
            <text:p>2962740</text:p>
          </table:table-cell>
        </table:table-row>
        <table:table-row table:style-name="ro1">
          <table:table-cell/>
          <table:table-cell office:value-type="float" office:value="3060462" calcext:value-type="float">
            <text:p>3060462</text:p>
          </table:table-cell>
        </table:table-row>
        <table:table-row table:style-name="ro1">
          <table:table-cell/>
          <table:table-cell office:value-type="float" office:value="2911549" calcext:value-type="float">
            <text:p>2911549</text:p>
          </table:table-cell>
        </table:table-row>
        <table:table-row table:style-name="ro1">
          <table:table-cell/>
          <table:table-cell office:value-type="float" office:value="3308881" calcext:value-type="float">
            <text:p>3308881</text:p>
          </table:table-cell>
        </table:table-row>
        <table:table-row table:style-name="ro1">
          <table:table-cell/>
          <table:table-cell office:value-type="float" office:value="4333452" calcext:value-type="float">
            <text:p>4333452</text:p>
          </table:table-cell>
        </table:table-row>
        <table:table-row table:style-name="ro1">
          <table:table-cell/>
          <table:table-cell office:value-type="float" office:value="3516762" calcext:value-type="float">
            <text:p>3516762</text:p>
          </table:table-cell>
        </table:table-row>
        <table:table-row table:style-name="ro1">
          <table:table-cell/>
          <table:table-cell office:value-type="float" office:value="3143647" calcext:value-type="float">
            <text:p>3143647</text:p>
          </table:table-cell>
        </table:table-row>
        <table:table-row table:style-name="ro1">
          <table:table-cell/>
          <table:table-cell office:value-type="float" office:value="3041725" calcext:value-type="float">
            <text:p>3041725</text:p>
          </table:table-cell>
        </table:table-row>
        <table:table-row table:style-name="ro1">
          <table:table-cell/>
          <table:table-cell office:value-type="float" office:value="2908442" calcext:value-type="float">
            <text:p>2908442</text:p>
          </table:table-cell>
        </table:table-row>
        <table:table-row table:style-name="ro1">
          <table:table-cell/>
          <table:table-cell office:value-type="float" office:value="2902178" calcext:value-type="float">
            <text:p>2902178</text:p>
          </table:table-cell>
        </table:table-row>
        <table:table-row table:style-name="ro1">
          <table:table-cell/>
          <table:table-cell office:value-type="float" office:value="3168876" calcext:value-type="float">
            <text:p>3168876</text:p>
          </table:table-cell>
        </table:table-row>
        <table:table-row table:style-name="ro1">
          <table:table-cell/>
          <table:table-cell office:value-type="float" office:value="4379172" calcext:value-type="float">
            <text:p>4379172</text:p>
          </table:table-cell>
        </table:table-row>
        <table:table-row table:style-name="ro1">
          <table:table-cell/>
          <table:table-cell office:value-type="float" office:value="3479573" calcext:value-type="float">
            <text:p>3479573</text:p>
          </table:table-cell>
        </table:table-row>
        <table:table-row table:style-name="ro1">
          <table:table-cell/>
          <table:table-cell office:value-type="float" office:value="3149164" calcext:value-type="float">
            <text:p>3149164</text:p>
          </table:table-cell>
        </table:table-row>
        <table:table-row table:style-name="ro1">
          <table:table-cell/>
          <table:table-cell office:value-type="float" office:value="2973084" calcext:value-type="float">
            <text:p>2973084</text:p>
          </table:table-cell>
        </table:table-row>
        <table:table-row table:style-name="ro1">
          <table:table-cell/>
          <table:table-cell office:value-type="float" office:value="2935661" calcext:value-type="float">
            <text:p>2935661</text:p>
          </table:table-cell>
        </table:table-row>
        <table:table-row table:style-name="ro1">
          <table:table-cell/>
          <table:table-cell office:value-type="float" office:value="2909707" calcext:value-type="float">
            <text:p>2909707</text:p>
          </table:table-cell>
        </table:table-row>
        <table:table-row table:style-name="ro1">
          <table:table-cell/>
          <table:table-cell office:value-type="float" office:value="3095720" calcext:value-type="float">
            <text:p>3095720</text:p>
          </table:table-cell>
        </table:table-row>
        <table:table-row table:style-name="ro1">
          <table:table-cell/>
          <table:table-cell office:value-type="float" office:value="3075684" calcext:value-type="float">
            <text:p>3075684</text:p>
          </table:table-cell>
        </table:table-row>
        <table:table-row table:style-name="ro1">
          <table:table-cell/>
          <table:table-cell office:value-type="float" office:value="3976625" calcext:value-type="float">
            <text:p>3976625</text:p>
          </table:table-cell>
        </table:table-row>
        <table:table-row table:style-name="ro1">
          <table:table-cell/>
          <table:table-cell office:value-type="float" office:value="3806245" calcext:value-type="float">
            <text:p>3806245</text:p>
          </table:table-cell>
        </table:table-row>
        <table:table-row table:style-name="ro1">
          <table:table-cell/>
          <table:table-cell office:value-type="float" office:value="3227766" calcext:value-type="float">
            <text:p>3227766</text:p>
          </table:table-cell>
        </table:table-row>
        <table:table-row table:style-name="ro1">
          <table:table-cell/>
          <table:table-cell office:value-type="float" office:value="3016522" calcext:value-type="float">
            <text:p>3016522</text:p>
          </table:table-cell>
        </table:table-row>
        <table:table-row table:style-name="ro1">
          <table:table-cell/>
          <table:table-cell office:value-type="float" office:value="2928047" calcext:value-type="float">
            <text:p>2928047</text:p>
          </table:table-cell>
        </table:table-row>
        <table:table-row table:style-name="ro1">
          <table:table-cell/>
          <table:table-cell office:value-type="float" office:value="2914380" calcext:value-type="float">
            <text:p>2914380</text:p>
          </table:table-cell>
        </table:table-row>
        <table:table-row table:style-name="ro1">
          <table:table-cell/>
          <table:table-cell office:value-type="float" office:value="3052680" calcext:value-type="float">
            <text:p>3052680</text:p>
          </table:table-cell>
        </table:table-row>
        <table:table-row table:style-name="ro1">
          <table:table-cell/>
          <table:table-cell office:value-type="float" office:value="4024507" calcext:value-type="float">
            <text:p>4024507</text:p>
          </table:table-cell>
        </table:table-row>
        <table:table-row table:style-name="ro1">
          <table:table-cell/>
          <table:table-cell office:value-type="float" office:value="3782553" calcext:value-type="float">
            <text:p>3782553</text:p>
          </table:table-cell>
        </table:table-row>
        <table:table-row table:style-name="ro1">
          <table:table-cell/>
          <table:table-cell office:value-type="float" office:value="3214151" calcext:value-type="float">
            <text:p>3214151</text:p>
          </table:table-cell>
        </table:table-row>
        <table:table-row table:style-name="ro1">
          <table:table-cell/>
          <table:table-cell office:value-type="float" office:value="3006114" calcext:value-type="float">
            <text:p>3006114</text:p>
          </table:table-cell>
        </table:table-row>
        <table:table-row table:style-name="ro1">
          <table:table-cell/>
          <table:table-cell office:value-type="float" office:value="2918901" calcext:value-type="float">
            <text:p>2918901</text:p>
          </table:table-cell>
        </table:table-row>
        <table:table-row table:style-name="ro1">
          <table:table-cell/>
          <table:table-cell office:value-type="float" office:value="3087444" calcext:value-type="float">
            <text:p>3087444</text:p>
          </table:table-cell>
        </table:table-row>
        <table:table-row table:style-name="ro1">
          <table:table-cell/>
          <table:table-cell office:value-type="float" office:value="4509114" calcext:value-type="float">
            <text:p>4509114</text:p>
          </table:table-cell>
        </table:table-row>
        <table:table-row table:style-name="ro1">
          <table:table-cell/>
          <table:table-cell office:value-type="float" office:value="3100789" calcext:value-type="float">
            <text:p>3100789</text:p>
          </table:table-cell>
        </table:table-row>
        <table:table-row table:style-name="ro1">
          <table:table-cell/>
          <table:table-cell office:value-type="float" office:value="3073822" calcext:value-type="float">
            <text:p>3073822</text:p>
          </table:table-cell>
        </table:table-row>
        <table:table-row table:style-name="ro1">
          <table:table-cell/>
          <table:table-cell office:value-type="float" office:value="4110291" calcext:value-type="float">
            <text:p>4110291</text:p>
          </table:table-cell>
        </table:table-row>
        <table:table-row table:style-name="ro1">
          <table:table-cell/>
          <table:table-cell office:value-type="float" office:value="3653027" calcext:value-type="float">
            <text:p>3653027</text:p>
          </table:table-cell>
        </table:table-row>
        <table:table-row table:style-name="ro1">
          <table:table-cell/>
          <table:table-cell office:value-type="float" office:value="3372367" calcext:value-type="float">
            <text:p>3372367</text:p>
          </table:table-cell>
        </table:table-row>
        <table:table-row table:style-name="ro1">
          <table:table-cell/>
          <table:table-cell office:value-type="float" office:value="3024700" calcext:value-type="float">
            <text:p>3024700</text:p>
          </table:table-cell>
        </table:table-row>
        <table:table-row table:style-name="ro1">
          <table:table-cell/>
          <table:table-cell office:value-type="float" office:value="2938839" calcext:value-type="float">
            <text:p>2938839</text:p>
          </table:table-cell>
        </table:table-row>
        <table:table-row table:style-name="ro1">
          <table:table-cell/>
          <table:table-cell office:value-type="float" office:value="2903507" calcext:value-type="float">
            <text:p>2903507</text:p>
          </table:table-cell>
        </table:table-row>
        <table:table-row table:style-name="ro1">
          <table:table-cell/>
          <table:table-cell office:value-type="float" office:value="3116914" calcext:value-type="float">
            <text:p>3116914</text:p>
          </table:table-cell>
        </table:table-row>
        <table:table-row table:style-name="ro1">
          <table:table-cell/>
          <table:table-cell office:value-type="float" office:value="4278328" calcext:value-type="float">
            <text:p>4278328</text:p>
          </table:table-cell>
        </table:table-row>
        <table:table-row table:style-name="ro1">
          <table:table-cell/>
          <table:table-cell office:value-type="float" office:value="3497711" calcext:value-type="float">
            <text:p>3497711</text:p>
          </table:table-cell>
        </table:table-row>
        <table:table-row table:style-name="ro1">
          <table:table-cell/>
          <table:table-cell office:value-type="float" office:value="3151668" calcext:value-type="float">
            <text:p>3151668</text:p>
          </table:table-cell>
        </table:table-row>
        <table:table-row table:style-name="ro1">
          <table:table-cell/>
          <table:table-cell office:value-type="float" office:value="3019921" calcext:value-type="float">
            <text:p>3019921</text:p>
          </table:table-cell>
        </table:table-row>
        <table:table-row table:style-name="ro1">
          <table:table-cell/>
          <table:table-cell office:value-type="float" office:value="2896736" calcext:value-type="float">
            <text:p>2896736</text:p>
          </table:table-cell>
        </table:table-row>
        <table:table-row table:style-name="ro1">
          <table:table-cell/>
          <table:table-cell office:value-type="float" office:value="2922609" calcext:value-type="float">
            <text:p>2922609</text:p>
          </table:table-cell>
        </table:table-row>
        <table:table-row table:style-name="ro1">
          <table:table-cell/>
          <table:table-cell office:value-type="float" office:value="3316034" calcext:value-type="float">
            <text:p>3316034</text:p>
          </table:table-cell>
        </table:table-row>
        <table:table-row table:style-name="ro1">
          <table:table-cell/>
          <table:table-cell office:value-type="float" office:value="4775555" calcext:value-type="float">
            <text:p>4775555</text:p>
          </table:table-cell>
        </table:table-row>
        <table:table-row table:style-name="ro1">
          <table:table-cell/>
          <table:table-cell office:value-type="float" office:value="2932341" calcext:value-type="float">
            <text:p>2932341</text:p>
          </table:table-cell>
        </table:table-row>
        <table:table-row table:style-name="ro1">
          <table:table-cell/>
          <table:table-cell office:value-type="float" office:value="3220349" calcext:value-type="float">
            <text:p>3220349</text:p>
          </table:table-cell>
        </table:table-row>
        <table:table-row table:style-name="ro1">
          <table:table-cell/>
          <table:table-cell office:value-type="float" office:value="4085265" calcext:value-type="float">
            <text:p>4085265</text:p>
          </table:table-cell>
        </table:table-row>
        <table:table-row table:style-name="ro1">
          <table:table-cell/>
          <table:table-cell office:value-type="float" office:value="3715714" calcext:value-type="float">
            <text:p>3715714</text:p>
          </table:table-cell>
        </table:table-row>
        <table:table-row table:style-name="ro1">
          <table:table-cell/>
          <table:table-cell office:value-type="float" office:value="3189494" calcext:value-type="float">
            <text:p>3189494</text:p>
          </table:table-cell>
        </table:table-row>
        <table:table-row table:style-name="ro1">
          <table:table-cell/>
          <table:table-cell office:value-type="float" office:value="3247961" calcext:value-type="float">
            <text:p>3247961</text:p>
          </table:table-cell>
        </table:table-row>
        <table:table-row table:style-name="ro1">
          <table:table-cell/>
          <table:table-cell office:value-type="float" office:value="2912466" calcext:value-type="float">
            <text:p>2912466</text:p>
          </table:table-cell>
        </table:table-row>
        <table:table-row table:style-name="ro1">
          <table:table-cell/>
          <table:table-cell office:value-type="float" office:value="2935902" calcext:value-type="float">
            <text:p>2935902</text:p>
          </table:table-cell>
        </table:table-row>
        <table:table-row table:style-name="ro1">
          <table:table-cell/>
          <table:table-cell office:value-type="float" office:value="3092732" calcext:value-type="float">
            <text:p>3092732</text:p>
          </table:table-cell>
        </table:table-row>
        <table:table-row table:style-name="ro1">
          <table:table-cell/>
          <table:table-cell office:value-type="float" office:value="4297505" calcext:value-type="float">
            <text:p>4297505</text:p>
          </table:table-cell>
        </table:table-row>
        <table:table-row table:style-name="ro1">
          <table:table-cell/>
          <table:table-cell office:value-type="float" office:value="3519960" calcext:value-type="float">
            <text:p>3519960</text:p>
          </table:table-cell>
        </table:table-row>
        <table:table-row table:style-name="ro1">
          <table:table-cell/>
          <table:table-cell office:value-type="float" office:value="3215068" calcext:value-type="float">
            <text:p>3215068</text:p>
          </table:table-cell>
        </table:table-row>
        <table:table-row table:style-name="ro1">
          <table:table-cell/>
          <table:table-cell office:value-type="float" office:value="3015132" calcext:value-type="float">
            <text:p>3015132</text:p>
          </table:table-cell>
        </table:table-row>
        <table:table-row table:style-name="ro1">
          <table:table-cell/>
          <table:table-cell office:value-type="float" office:value="2897563" calcext:value-type="float">
            <text:p>2897563</text:p>
          </table:table-cell>
        </table:table-row>
        <table:table-row table:style-name="ro1">
          <table:table-cell/>
          <table:table-cell office:value-type="float" office:value="2888970" calcext:value-type="float">
            <text:p>2888970</text:p>
          </table:table-cell>
        </table:table-row>
        <table:table-row table:style-name="ro1">
          <table:table-cell/>
          <table:table-cell office:value-type="float" office:value="3301034" calcext:value-type="float">
            <text:p>3301034</text:p>
          </table:table-cell>
        </table:table-row>
        <table:table-row table:style-name="ro1">
          <table:table-cell/>
          <table:table-cell office:value-type="float" office:value="4459226" calcext:value-type="float">
            <text:p>4459226</text:p>
          </table:table-cell>
        </table:table-row>
        <table:table-row table:style-name="ro1">
          <table:table-cell/>
          <table:table-cell office:value-type="float" office:value="3421691" calcext:value-type="float">
            <text:p>3421691</text:p>
          </table:table-cell>
        </table:table-row>
        <table:table-row table:style-name="ro1">
          <table:table-cell/>
          <table:table-cell office:value-type="float" office:value="3208292" calcext:value-type="float">
            <text:p>3208292</text:p>
          </table:table-cell>
        </table:table-row>
        <table:table-row table:style-name="ro1">
          <table:table-cell/>
          <table:table-cell office:value-type="float" office:value="2984734" calcext:value-type="float">
            <text:p>2984734</text:p>
          </table:table-cell>
        </table:table-row>
        <table:table-row table:style-name="ro1">
          <table:table-cell/>
          <table:table-cell office:value-type="float" office:value="3009576" calcext:value-type="float">
            <text:p>3009576</text:p>
          </table:table-cell>
        </table:table-row>
        <table:table-row table:style-name="ro1">
          <table:table-cell/>
          <table:table-cell office:value-type="float" office:value="3100733" calcext:value-type="float">
            <text:p>3100733</text:p>
          </table:table-cell>
        </table:table-row>
        <table:table-row table:style-name="ro1">
          <table:table-cell/>
          <table:table-cell office:value-type="float" office:value="2942321" calcext:value-type="float">
            <text:p>2942321</text:p>
          </table:table-cell>
        </table:table-row>
        <table:table-row table:style-name="ro1">
          <table:table-cell/>
          <table:table-cell office:value-type="float" office:value="3342607" calcext:value-type="float">
            <text:p>3342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41:26.635848605</meta:creation-date>
    <dc:date>2018-05-14T16:43:18.313397075</dc:date>
    <meta:editing-duration>PT1M53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765cm" svg:height="8.994cm" xlink:href=".." xlink:type="simple" chart:class="chart:line" chart:style-name="ch1">
        <chart:legend chart:legend-position="end" svg:x="35.502cm" svg:y="4.198cm" style:legend-expansion="high" chart:style-name="ch2"/>
        <chart:plot-area chart:style-name="ch3" table:cell-range-address="Sheet1.B1:Sheet1.B500" svg:x="0.755cm" svg:y="0.179cm" svg:width="33.992cm" svg:height="8.636cm">
          <chartooo:coordinate-region svg:x="2.302cm" svg:y="0.3cm" svg:width="32.44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8092">
                <text:p>1268092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6707">
                <text:p>1996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2622">
                <text:p>259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9095">
                <text:p>2879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3414">
                <text:p>2803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4511">
                <text:p>2594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935">
                <text:p>2800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8879">
                <text:p>2468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1684">
                <text:p>247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74832">
                <text:p>2474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1003">
                <text:p>2471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2828">
                <text:p>2652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6720">
                <text:p>26567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70588">
                <text:p>2470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3900">
                <text:p>2523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2889">
                <text:p>2492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9374">
                <text:p>246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2679">
                <text:p>2472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19367">
                <text:p>2619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593">
                <text:p>2600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5489">
                <text:p>2635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9807">
                <text:p>2579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6885">
                <text:p>2606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90903">
                <text:p>2590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2011">
                <text:p>2612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5097">
                <text:p>2635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9562">
                <text:p>2569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7358">
                <text:p>2597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98030">
                <text:p>25980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93208">
                <text:p>2593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8390">
                <text:p>2828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4162">
                <text:p>2584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8227">
                <text:p>2608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7482">
                <text:p>2597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1722">
                <text:p>2621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0113">
                <text:p>2780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288">
                <text:p>2630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4746">
                <text:p>261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7835">
                <text:p>2787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18171">
                <text:p>2618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37200">
                <text:p>2837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4155">
                <text:p>282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7835">
                <text:p>2657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29179">
                <text:p>2729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1642">
                <text:p>2801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0851">
                <text:p>2660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3628">
                <text:p>259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74566">
                <text:p>2874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20776">
                <text:p>2620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48497">
                <text:p>2648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4338">
                <text:p>2624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6908">
                <text:p>2566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78396">
                <text:p>2778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99297">
                <text:p>2799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3247">
                <text:p>2613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76152">
                <text:p>2576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7043">
                <text:p>2577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0804">
                <text:p>2630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71295">
                <text:p>2771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2501">
                <text:p>2782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81624">
                <text:p>2581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5133">
                <text:p>2615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5452">
                <text:p>2605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1416">
                <text:p>2601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2162">
                <text:p>26221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81898">
                <text:p>2581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82347">
                <text:p>25823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98744">
                <text:p>27987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92023">
                <text:p>2592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72047">
                <text:p>2572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8065">
                <text:p>2578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20122">
                <text:p>2720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4022">
                <text:p>2604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85447">
                <text:p>25854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82310">
                <text:p>25823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4698">
                <text:p>258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63770">
                <text:p>25637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89704">
                <text:p>2589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85653">
                <text:p>2585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5527">
                <text:p>2605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7312">
                <text:p>25973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74686">
                <text:p>27746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90602">
                <text:p>259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9642">
                <text:p>2599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78833">
                <text:p>2578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6795">
                <text:p>2586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09924">
                <text:p>2609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19266">
                <text:p>28192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77560">
                <text:p>25775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85165">
                <text:p>2585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83903">
                <text:p>2583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77951">
                <text:p>2577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2185">
                <text:p>2802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81318">
                <text:p>2581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94820">
                <text:p>25948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85548">
                <text:p>2585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81598">
                <text:p>2581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28625">
                <text:p>2628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3303">
                <text:p>2633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63943">
                <text:p>2663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4714">
                <text:p>2824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27410">
                <text:p>30274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6987">
                <text:p>30069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1318">
                <text:p>2991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7032">
                <text:p>3047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89716">
                <text:p>2989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38285">
                <text:p>2938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4986">
                <text:p>30049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06116">
                <text:p>3106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09711">
                <text:p>2909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52307">
                <text:p>2952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96265">
                <text:p>28962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43166">
                <text:p>3143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2528">
                <text:p>3052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07789">
                <text:p>3307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10298">
                <text:p>3010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6560">
                <text:p>31565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45296">
                <text:p>3345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32775">
                <text:p>3032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76009">
                <text:p>3076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7680">
                <text:p>3087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48235">
                <text:p>3048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61868">
                <text:p>29618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71119">
                <text:p>3071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51282">
                <text:p>39512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10415">
                <text:p>3810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65909">
                <text:p>3365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54464">
                <text:p>3254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6056">
                <text:p>3286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35371">
                <text:p>3035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90547">
                <text:p>28905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82796">
                <text:p>3282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94279">
                <text:p>29942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4056">
                <text:p>2964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2428">
                <text:p>31024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24017">
                <text:p>2924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62852">
                <text:p>30628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23743">
                <text:p>32237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3494">
                <text:p>29334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1004">
                <text:p>2961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3619">
                <text:p>30836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28736">
                <text:p>4528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39339">
                <text:p>34393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66344">
                <text:p>31663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37808">
                <text:p>3037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08929">
                <text:p>30089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97565">
                <text:p>3097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98570">
                <text:p>28985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95496">
                <text:p>3095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48022">
                <text:p>4648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72175">
                <text:p>34721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20226">
                <text:p>3320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83849">
                <text:p>29838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12104">
                <text:p>2912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20318">
                <text:p>2920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18689">
                <text:p>2918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48451">
                <text:p>30484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97340">
                <text:p>38973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25864">
                <text:p>38258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21448">
                <text:p>32214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39085">
                <text:p>30390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77303">
                <text:p>3077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29196">
                <text:p>3129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42519">
                <text:p>31425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96326">
                <text:p>4396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5612">
                <text:p>35056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74146">
                <text:p>3174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82948">
                <text:p>2982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95735">
                <text:p>2895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19182">
                <text:p>2919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86994">
                <text:p>2886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64621">
                <text:p>3064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17102">
                <text:p>3017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11570">
                <text:p>29115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72663">
                <text:p>3072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72615">
                <text:p>30726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69795">
                <text:p>3269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93472">
                <text:p>3793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02338">
                <text:p>3902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17963">
                <text:p>3217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26674">
                <text:p>30266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8246">
                <text:p>2898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31254">
                <text:p>3131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81699">
                <text:p>2981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35231">
                <text:p>3135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02834">
                <text:p>3302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00376">
                <text:p>3000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4821">
                <text:p>3044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38190">
                <text:p>29381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00601">
                <text:p>3100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13170">
                <text:p>29131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2022">
                <text:p>30320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82915">
                <text:p>2982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6738">
                <text:p>2896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86180">
                <text:p>3086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51805">
                <text:p>4551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92768">
                <text:p>3392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98690">
                <text:p>32986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12932">
                <text:p>32129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59264">
                <text:p>32592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34682">
                <text:p>30346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65804">
                <text:p>2965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11753">
                <text:p>31117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84248">
                <text:p>4584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10960">
                <text:p>34109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40985">
                <text:p>32409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52594">
                <text:p>29525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7546">
                <text:p>3027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97841">
                <text:p>3097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01496">
                <text:p>2901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17240">
                <text:p>29172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42488">
                <text:p>33424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8457">
                <text:p>4008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80559">
                <text:p>37805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5804">
                <text:p>32658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3262">
                <text:p>3023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99829">
                <text:p>30998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90351">
                <text:p>2990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42220">
                <text:p>33422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83478">
                <text:p>29834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31981">
                <text:p>30319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67037">
                <text:p>30670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34789">
                <text:p>3134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52221">
                <text:p>29522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35068">
                <text:p>30350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82628">
                <text:p>3882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0609">
                <text:p>3900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51192">
                <text:p>3251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52283">
                <text:p>30522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36563">
                <text:p>2936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10347">
                <text:p>29103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89804">
                <text:p>30898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86458">
                <text:p>41864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94049">
                <text:p>37940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26200">
                <text:p>3526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17190">
                <text:p>33171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36733">
                <text:p>33367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15396">
                <text:p>33153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40467">
                <text:p>29404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38604">
                <text:p>2938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13962">
                <text:p>3113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21890">
                <text:p>32218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04468">
                <text:p>30044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03159">
                <text:p>31031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82983">
                <text:p>31829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91463">
                <text:p>3091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09356">
                <text:p>30093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31484">
                <text:p>30314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7975">
                <text:p>30579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48557">
                <text:p>29485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25808">
                <text:p>31258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68553">
                <text:p>41685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11021">
                <text:p>37110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70268">
                <text:p>3170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15134">
                <text:p>3015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07690">
                <text:p>30076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12744">
                <text:p>3112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02201">
                <text:p>2902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21439">
                <text:p>31214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69275">
                <text:p>3869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89332">
                <text:p>38893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18075">
                <text:p>33180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21849">
                <text:p>30218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32663">
                <text:p>29326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1124">
                <text:p>31411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32699">
                <text:p>29326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10142">
                <text:p>30101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25741">
                <text:p>31257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9495">
                <text:p>31194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79997">
                <text:p>29799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75353">
                <text:p>30753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97771">
                <text:p>28977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98991">
                <text:p>3098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22931">
                <text:p>42229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22596">
                <text:p>38225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54871">
                <text:p>31548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35856">
                <text:p>3035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06051">
                <text:p>29060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20053">
                <text:p>29200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63943">
                <text:p>31639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65243">
                <text:p>43652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52825">
                <text:p>35528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60842">
                <text:p>31608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68619">
                <text:p>32686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63849">
                <text:p>33638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69862">
                <text:p>32698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3632">
                <text:p>29636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49388">
                <text:p>31493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31983">
                <text:p>29319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25243">
                <text:p>30252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79198">
                <text:p>30791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6379">
                <text:p>29463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40315">
                <text:p>3140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08285">
                <text:p>4608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85829">
                <text:p>36858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60957">
                <text:p>31609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8051">
                <text:p>29780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19047">
                <text:p>3219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45516">
                <text:p>32455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8387">
                <text:p>29983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6074">
                <text:p>30660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06747">
                <text:p>29067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55333">
                <text:p>3255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56547">
                <text:p>40565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34667">
                <text:p>3834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65978">
                <text:p>3265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06351">
                <text:p>32063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00947">
                <text:p>29009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59673">
                <text:p>29596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29311">
                <text:p>30293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46573">
                <text:p>41465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19563">
                <text:p>36195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5239">
                <text:p>31252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1339">
                <text:p>32313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86784">
                <text:p>3286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86431">
                <text:p>30864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16336">
                <text:p>29163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80994">
                <text:p>30809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35220">
                <text:p>41352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26884">
                <text:p>37268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5211">
                <text:p>3245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5615">
                <text:p>32256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49054">
                <text:p>2949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02373">
                <text:p>31023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98871">
                <text:p>30988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84048">
                <text:p>3084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41740">
                <text:p>41417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49112">
                <text:p>3749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41114">
                <text:p>32411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96757">
                <text:p>29967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57314">
                <text:p>29573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23552">
                <text:p>3023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50692">
                <text:p>3150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76136">
                <text:p>2976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45530">
                <text:p>30455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38725">
                <text:p>30387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21238">
                <text:p>2921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40275">
                <text:p>34402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39259">
                <text:p>30392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04022">
                <text:p>30040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15865">
                <text:p>31158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36396">
                <text:p>3136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08803">
                <text:p>31088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86682">
                <text:p>47866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88539">
                <text:p>3388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11997">
                <text:p>3111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81064">
                <text:p>29810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08038">
                <text:p>30080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22528">
                <text:p>31225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59562">
                <text:p>31595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77067">
                <text:p>30770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74849">
                <text:p>49748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14122">
                <text:p>3414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82184">
                <text:p>3082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49356">
                <text:p>30493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89303">
                <text:p>29893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1532">
                <text:p>31015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60943">
                <text:p>29609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65273">
                <text:p>30652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56342">
                <text:p>42563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1928">
                <text:p>36019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2716">
                <text:p>31927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04254">
                <text:p>31042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65858">
                <text:p>31658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46612">
                <text:p>29466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10999">
                <text:p>3110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4626">
                <text:p>29446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09587">
                <text:p>30095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60802">
                <text:p>30608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36507">
                <text:p>29365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93088">
                <text:p>28930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15151">
                <text:p>33151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86549">
                <text:p>41865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02196">
                <text:p>3702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53677">
                <text:p>32536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19869">
                <text:p>30198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75641">
                <text:p>30756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52950">
                <text:p>31529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23339">
                <text:p>29233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60001">
                <text:p>306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82800">
                <text:p>38828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6365">
                <text:p>38363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30920">
                <text:p>32309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51664">
                <text:p>32516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26527">
                <text:p>29265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47016">
                <text:p>29470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12346">
                <text:p>32123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01526">
                <text:p>30015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72774">
                <text:p>28727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90208">
                <text:p>2890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23202">
                <text:p>30232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30916">
                <text:p>37309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00995">
                <text:p>3900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64346">
                <text:p>32643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27441">
                <text:p>30274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64675">
                <text:p>2964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09724">
                <text:p>29097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37317">
                <text:p>30373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20217">
                <text:p>38202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26455">
                <text:p>4126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20092">
                <text:p>33200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22057">
                <text:p>30220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87676">
                <text:p>29876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03195">
                <text:p>31031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41079">
                <text:p>2941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80112">
                <text:p>32801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6062">
                <text:p>30160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56641">
                <text:p>29566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55502">
                <text:p>33555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11674">
                <text:p>29116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48617">
                <text:p>30486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18256">
                <text:p>38182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82381">
                <text:p>38823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85647">
                <text:p>32856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63578">
                <text:p>30635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06892">
                <text:p>29068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20568">
                <text:p>31205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59065">
                <text:p>31590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23868">
                <text:p>30238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56124">
                <text:p>30561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65895">
                <text:p>29658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18472">
                <text:p>31184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41641">
                <text:p>4541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38739">
                <text:p>34387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89580">
                <text:p>30895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51312">
                <text:p>29513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62740">
                <text:p>29627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60462">
                <text:p>30604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11549">
                <text:p>29115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08881">
                <text:p>33088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3452">
                <text:p>43334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16762">
                <text:p>35167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43647">
                <text:p>31436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41725">
                <text:p>3041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08442">
                <text:p>29084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02178">
                <text:p>29021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68876">
                <text:p>31688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9172">
                <text:p>43791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79573">
                <text:p>34795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49164">
                <text:p>31491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73084">
                <text:p>29730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35661">
                <text:p>29356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09707">
                <text:p>29097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95720">
                <text:p>30957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75684">
                <text:p>30756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76625">
                <text:p>3976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06245">
                <text:p>38062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27766">
                <text:p>32277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16522">
                <text:p>30165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28047">
                <text:p>29280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14380">
                <text:p>29143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52680">
                <text:p>30526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24507">
                <text:p>4024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82553">
                <text:p>37825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14151">
                <text:p>32141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06114">
                <text:p>30061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18901">
                <text:p>2918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87444">
                <text:p>30874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09114">
                <text:p>45091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00789">
                <text:p>31007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73822">
                <text:p>30738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10291">
                <text:p>41102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53027">
                <text:p>36530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72367">
                <text:p>33723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24700">
                <text:p>30247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38839">
                <text:p>29388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03507">
                <text:p>29035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16914">
                <text:p>31169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78328">
                <text:p>4278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497711">
                <text:p>34977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51668">
                <text:p>3151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19921">
                <text:p>30199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96736">
                <text:p>28967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22609">
                <text:p>29226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16034">
                <text:p>33160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5555">
                <text:p>47755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32341">
                <text:p>29323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20349">
                <text:p>32203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85265">
                <text:p>40852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15714">
                <text:p>37157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89494">
                <text:p>31894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47961">
                <text:p>32479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12466">
                <text:p>29124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35902">
                <text:p>29359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92732">
                <text:p>30927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97505">
                <text:p>42975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19960">
                <text:p>35199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15068">
                <text:p>32150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15132">
                <text:p>30151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97563">
                <text:p>28975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88970">
                <text:p>28889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01034">
                <text:p>33010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59226">
                <text:p>44592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21691">
                <text:p>34216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08292">
                <text:p>32082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84734">
                <text:p>29847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09576">
                <text:p>3009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00733">
                <text:p>31007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42321">
                <text:p>29423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2607">
                <text:p>3342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